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52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4" style:family="table-cell" style:parent-style-name="Default">
      <style:table-cell-properties style:text-align-source="fix" style:repeat-content="false" fo:wrap-option="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3" style:family="table-cell" style:parent-style-name="Default">
      <style:table-cell-properties fo:border-bottom="0.74pt solid #000000" style:diagonal-bl-tr="none" style:diagonal-tl-br="none" fo:wrap-option="wrap"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20" style:family="table-cell" style:parent-style-name="Default">
      <style:table-cell-properties fo:wrap-option="wrap"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30" style:family="table-cell" style:parent-style-name="Default">
      <style:table-cell-properties fo:border-bottom="0.74pt solid #000000" style:diagonal-bl-tr="none" style:diagonal-tl-br="none" fo:wrap-option="wrap"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order-bottom="0.74pt solid #000000" style:diagonal-bl-tr="none" style:diagonal-tl-br="none" fo:wrap-option="wrap"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2"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false"/>
    </style:style>
    <style:style style:name="ce43"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fo:hyphenate="true"/>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0"/>
        <table:table-column table:style-name="co2" table:number-columns-repeated="5" table:default-cell-style-name="ce20"/>
        <table:table-column table:style-name="co3" table:number-columns-repeated="4" table:default-cell-style-name="ce20"/>
        <table:table-column table:style-name="co4" table:number-columns-repeated="16" table:default-cell-style-name="ce20"/>
        <table:table-column table:style-name="co5" table:number-columns-repeated="998" table:default-cell-style-name="ce20"/>
        <table:table-row table:style-name="ro1">
          <table:table-cell table:style-name="ce4"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998])" office:value-type="float" office:value="1481" calcext:value-type="float">
            <text:p>1481</text:p>
          </table:table-cell>
          <table:table-cell table:style-name="ce7" table:formula="of:=COUNTIF([.B7:.B999998];&quot;X&quot;)" office:value-type="float" office:value="1290" calcext:value-type="float">
            <text:p>1290</text:p>
          </table:table-cell>
          <table:table-cell table:style-name="ce7" table:formula="of:=COUNTIF([.C7:.C999998];&quot;X&quot;)" office:value-type="float" office:value="23" calcext:value-type="float">
            <text:p>23</text:p>
          </table:table-cell>
          <table:table-cell table:style-name="ce7" table:formula="of:=COUNTIF([.D7:.D999998];&quot;X&quot;)" office:value-type="float" office:value="92" calcext:value-type="float">
            <text:p>92</text:p>
          </table:table-cell>
          <table:table-cell table:style-name="ce7" table:formula="of:=COUNTIF([.E7:.E999998];&quot;X&quot;)" office:value-type="float" office:value="1" calcext:value-type="float">
            <text:p>1</text:p>
          </table:table-cell>
          <table:table-cell table:style-name="ce7" table:formula="of:=COUNTIF([.F7:.F999998];&quot;X&quot;)" office:value-type="float" office:value="169" calcext:value-type="float">
            <text:p>169</text:p>
          </table:table-cell>
          <table:table-cell table:style-name="ce25" table:formula="of:=SUM([.B2:.F2])" office:value-type="float" office:value="1575" calcext:value-type="float">
            <text:p>1575</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30"/>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4" office:value-type="string" calcext:value-type="string" table:number-columns-spanned="5" table:number-rows-spanned="1">
            <text:p>Emoção mais frequente no dia</text:p>
          </table:table-cell>
          <table:covered-table-cell table:number-columns-repeated="3" table:style-name="ce30"/>
          <table:covered-table-cell table:style-name="ce32"/>
          <table:table-cell table:style-name="ce24" office:value-type="string" calcext:value-type="string" table:number-columns-spanned="1" table:number-rows-spanned="2">
            <text:p>Gatilho: que situações dispararam essa emoção em você?</text:p>
          </table:table-cell>
          <table:table-cell table:style-name="ce24" office:value-type="string" calcext:value-type="string" table:number-columns-spanned="1" table:number-rows-spanned="2">
            <text:p>Sua reação: como você efetivamente agiu após essa emoção?</text:p>
          </table:table-cell>
          <table:table-cell table:style-name="ce24" office:value-type="string" calcext:value-type="string" table:number-columns-spanned="1" table:number-rows-spanned="2">
            <text:p>Reações alternativas: de que outras maneiras você poderia ter reagido?</text:p>
          </table:table-cell>
          <table:table-cell table:style-name="ce24"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3"/>
          <table:table-cell table:style-name="ce24" office:value-type="string" calcext:value-type="string">
            <text:p>Alegria</text:p>
          </table:table-cell>
          <table:table-cell table:style-name="ce24" office:value-type="string" calcext:value-type="string">
            <text:p>Raiva</text:p>
          </table:table-cell>
          <table:table-cell table:style-name="ce24" office:value-type="string" calcext:value-type="string">
            <text:p>Medo</text:p>
          </table:table-cell>
          <table:table-cell table:style-name="ce24" office:value-type="string" calcext:value-type="string">
            <text:p>Nojo</text:p>
          </table:table-cell>
          <table:table-cell table:style-name="ce24" office:value-type="string" calcext:value-type="string">
            <text:p>Tristeza</text:p>
          </table:table-cell>
          <table:covered-table-cell table:number-columns-repeated="4" table:style-name="ce13"/>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 e jantinha.</text:p>
          </table:table-cell>
          <table:table-cell table:style-name="ce2" table:number-columns-repeated="16"/>
          <table:table-cell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0]+1" office:value-type="date" office:date-value="2024-08-13" calcext:value-type="date">
            <text:p>1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de novo,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1]+1" office:value-type="date" office:date-value="2024-08-14" calcext:value-type="date">
            <text:p>1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fazendo boas coisas e ajudando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82]+1" office:value-type="date" office:date-value="2024-08-15" calcext:value-type="date">
            <text:p>15/08/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Sem demandas, mais um ciclo vendo os colegas serem promovidos e eu não, triste…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3]+1" office:value-type="date" office:date-value="2024-08-16" calcext:value-type="date">
            <text:p>16/08/2024</text:p>
          </table:table-cell>
          <table:table-cell table:style-name="ce10" office:value-type="string" calcext:value-type="string">
            <text:p>X</text:p>
          </table:table-cell>
          <table:table-cell table:style-name="ce10" table:number-columns-repeated="4"/>
          <table:table-cell table:style-name="ce15" office:value-type="string" calcext:value-type="string">
            <text:p>Enfim, ainda há esp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984]+1" office:value-type="date" office:date-value="2024-08-17" calcext:value-type="date">
            <text:p>1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85]+1" office:value-type="date" office:date-value="2024-08-18" calcext:value-type="date">
            <text:p>1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86]+1" office:value-type="date" office:date-value="2024-08-19" calcext:value-type="date">
            <text:p>1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om, consegui fazer muitas coisas e ainda recebi o bônus do primeiro semest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987]+1" office:value-type="date" office:date-value="2024-08-20" calcext:value-type="date">
            <text:p>2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nor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para as pessoas voluntárias da igreja, onde tivemos muita unção.</text:p>
          </table:table-cell>
          <table:table-cell table:style-name="ce2" table:number-columns-repeated="16"/>
          <table:table-cell table:number-columns-repeated="998"/>
        </table:table-row>
        <table:table-row table:style-name="ro13">
          <table:table-cell table:style-name="ce6" table:formula="of:=[.A988]+1" office:value-type="date" office:date-value="2024-08-21" calcext:value-type="date">
            <text:p>21/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989]+1" office:value-type="date" office:date-value="2024-08-22" calcext:value-type="date">
            <text:p>2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Obrigado Deus, pois, mesmo em meio as tribulações, O Senhor tem feito maravilhas em nossas vidas, me capacitado, me usado e me elev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990]+1" office:value-type="date" office:date-value="2024-08-23" calcext:value-type="date">
            <text:p>23/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 Tenho me esforçado, porém, a vida deu aquela brec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6" table:formula="of:=[.A991]+1" office:value-type="date" office:date-value="2024-08-24" calcext:value-type="date">
            <text:p>2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992]+1" office:value-type="date" office:date-value="2024-08-25" calcext:value-type="date">
            <text:p>2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servindo a Deus, comunhão com a família de irmãos que tanto amamos, compartilhando vida n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3]+1" office:value-type="date" office:date-value="2024-08-26" calcext:value-type="date">
            <text:p>2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chateado, com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994]+1" office:value-type="date" office:date-value="2024-08-27" calcext:value-type="date">
            <text:p>27/08/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Hoje eu me senti um pouco melhor, porém, ainda estou bem triste. E, olhando meus últimos dias, essa tristeza tem sido recorrente. Estou com um pouco de medo de estar emocionalmente do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995]+1" office:value-type="date" office:date-value="2024-08-28" calcext:value-type="date">
            <text:p>2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alguma coisa e evoluir na tarefa em minha respons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996]+1" office:value-type="date" office:date-value="2024-08-29" calcext:value-type="date">
            <text:p>29/08/2024</text:p>
          </table:table-cell>
          <table:table-cell table:style-name="ce10" table:number-columns-repeated="4"/>
          <table:table-cell table:style-name="ce10" office:value-type="string" calcext:value-type="string">
            <text:p>X</text:p>
          </table:table-cell>
          <table:table-cell table:style-name="ce15" office:value-type="string" calcext:value-type="string">
            <text:p>Mudança de time, DE NOVO. Eu não consigo evoluir adequadamente, não consigo gerar visibilidade pra eu crescer na carreira. Deus, me ajuda Pai. Eu preciso enten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997]+1" office:value-type="date" office:date-value="2024-08-30" calcext:value-type="date">
            <text:p>30/08/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998]+1" office:value-type="date" office:date-value="2024-08-31" calcext:value-type="date">
            <text:p>31/08/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amos o dia em família, porém, fiquei o dia todo me sentindo 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999]+1" office:value-type="date" office:date-value="2024-09-01" calcext:value-type="date">
            <text:p>0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00]+1" office:value-type="date" office:date-value="2024-09-02" calcext:value-type="date">
            <text:p>02/09/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Jogado num time diferente, com uma enormidade de contextos, sem perspectiv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01]+1" office:value-type="date" office:date-value="2024-09-03" calcext:value-type="date">
            <text:p>0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ou praticar a alegria das pequenas coisas: tenho fé, estou vivo, tenho família, um lar, alimento e sigo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02]+1" office:value-type="date" office:date-value="2024-09-04" calcext:value-type="date">
            <text:p>0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fluiu um pouco melhor no trabalho e, foi a cerimônia da caneta pra minha filha que ficou muito contente e emocionada, assim, nos emocion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003]+1" office:value-type="date" office:date-value="2024-09-05" calcext:value-type="date">
            <text:p>0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pouco melhor a cada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004]+1" office:value-type="date" office:date-value="2024-09-06" calcext:value-type="date">
            <text:p>0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05]+1" office:value-type="date" office:date-value="2024-09-07" calcext:value-type="date">
            <text:p>0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006]+1" office:value-type="date" office:date-value="2024-09-08" calcext:value-type="date">
            <text:p>0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m família e eu me decidi, com a ajuda do Espírito Santo de Deus, retomar as rédias de minha vi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07]+1" office:value-type="date" office:date-value="2024-09-09" calcext:value-type="date">
            <text:p>0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08]+1" office:value-type="date" office:date-value="2024-09-10" calcext:value-type="date">
            <text:p>1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09]+1" office:value-type="date" office:date-value="2024-09-11" calcext:value-type="date">
            <text:p>1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10]+1" office:value-type="date" office:date-value="2024-09-12" calcext:value-type="date">
            <text:p>1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6" table:formula="of:=[.A1011]+1" office:value-type="date" office:date-value="2024-09-13" calcext:value-type="date">
            <text:p>1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5">
          <table:table-cell table:style-name="ce6" table:formula="of:=[.A1012]+1" office:value-type="date" office:date-value="2024-09-14" calcext:value-type="date">
            <text:p>14/09/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não tenho me sentido bem e nem conseguido me manter bem quando brevemente me sinto um pouc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13]+1" office:value-type="date" office:date-value="2024-09-15" calcext:value-type="date">
            <text:p>1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14]+1" office:value-type="date" office:date-value="2024-09-16" calcext:value-type="date">
            <text:p>16/09/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superado,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5]+1" office:value-type="date" office:date-value="2024-09-17" calcext:value-type="date">
            <text:p>1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6">
          <table:table-cell table:style-name="ce6" table:formula="of:=[.A1016]+1" office:value-type="date" office:date-value="2024-09-18" calcext:value-type="date">
            <text:p>1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ntender a implementação da taref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1 do curso de aprimoramento de homens à Luz da Palavra de Deus.</text:p>
          </table:table-cell>
          <table:table-cell table:style-name="ce2" table:number-columns-repeated="16"/>
          <table:table-cell table:number-columns-repeated="998"/>
        </table:table-row>
        <table:table-row table:style-name="ro6">
          <table:table-cell table:style-name="ce21" table:formula="of:=[.A1017]+1" office:value-type="date" office:date-value="2024-09-19" calcext:value-type="date">
            <text:p>19/09/2024</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DOIS anos de XP, dois anos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18]+1" office:value-type="date" office:date-value="2024-09-20" calcext:value-type="date">
            <text:p>2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O sentimento de que Deus tem me proporcionado recuperar um pouco da minh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number-columns-repeated="998"/>
        </table:table-row>
        <table:table-row table:style-name="ro13">
          <table:table-cell table:style-name="ce6" table:formula="of:=[.A1019]+1" office:value-type="date" office:date-value="2024-09-21" calcext:value-type="date">
            <text:p>21/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20]+1" office:value-type="date" office:date-value="2024-09-22" calcext:value-type="date">
            <text:p>22/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aniversário da Anna, filha dos nossos queri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1]+1" office:value-type="date" office:date-value="2024-09-23" calcext:value-type="date">
            <text:p>23/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22]+1" office:value-type="date" office:date-value="2024-09-24" calcext:value-type="date">
            <text:p>24/09/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ulta com Cardiologista.</text:p>
          </table:table-cell>
          <table:table-cell table:style-name="ce2" table:number-columns-repeated="16"/>
          <table:table-cell table:number-columns-repeated="998"/>
        </table:table-row>
        <table:table-row table:style-name="ro5">
          <table:table-cell table:style-name="ce6" table:formula="of:=[.A1023]+1" office:value-type="date" office:date-value="2024-09-25" calcext:value-type="date">
            <text:p>25/09/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2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24]+1" office:value-type="date" office:date-value="2024-09-26" calcext:value-type="date">
            <text:p>26/09/2024</text:p>
          </table:table-cell>
          <table:table-cell table:style-name="ce10" table:number-columns-repeated="4"/>
          <table:table-cell table:style-name="ce10" office:value-type="string" calcext:value-type="string">
            <text:p>X</text:p>
          </table:table-cell>
          <table:table-cell table:style-name="ce15" office:value-type="string" calcext:value-type="string">
            <text:p>Um cansaço imenso de tudo que me entristec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25]+1" office:value-type="date" office:date-value="2024-09-27" calcext:value-type="date">
            <text:p>27/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s obras em nossa casa estão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26]+1" office:value-type="date" office:date-value="2024-09-28" calcext:value-type="date">
            <text:p>28/09/2024</text:p>
          </table:table-cell>
          <table:table-cell table:style-name="ce10" office:value-type="string" calcext:value-type="string">
            <text:p>X</text:p>
          </table:table-cell>
          <table:table-cell table:style-name="ce10" table:number-columns-repeated="4"/>
          <table:table-cell table:style-name="ce15" office:value-type="string" calcext:value-type="string">
            <text:p>Após muitos dias de seca e desolação, finalmente, chuva abenço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27]+1" office:value-type="date" office:date-value="2024-09-29" calcext:value-type="date">
            <text:p>29/09/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28]+1" office:value-type="date" office:date-value="2024-09-30" calcext:value-type="date">
            <text:p>30/09/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13">
          <table:table-cell table:style-name="ce6" table:formula="of:=[.A1029]+1" office:value-type="date" office:date-value="2024-10-01" calcext:value-type="date">
            <text:p>0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obra aqui em casa está quase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ando a me alimentar melhor.</text:p>
          </table:table-cell>
          <table:table-cell table:style-name="ce2" table:number-columns-repeated="16"/>
          <table:table-cell table:number-columns-repeated="998"/>
        </table:table-row>
        <table:table-row table:style-name="ro5">
          <table:table-cell table:style-name="ce6" table:formula="of:=[.A1030]+1" office:value-type="date" office:date-value="2024-10-02" calcext:value-type="date">
            <text:p>0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3 do curso de aprimoramento de homens à Luz da Palavra de Deus. Muitos testemunhos e aprendizados.</text:p>
          </table:table-cell>
          <table:table-cell table:style-name="ce2" table:number-columns-repeated="16"/>
          <table:table-cell table:number-columns-repeated="998"/>
        </table:table-row>
        <table:table-row table:style-name="ro13">
          <table:table-cell table:style-name="ce6" table:formula="of:=[.A1031]+1" office:value-type="date" office:date-value="2024-10-03" calcext:value-type="date">
            <text:p>0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algumas pendências em taref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6" table:formula="of:=[.A1032]+1" office:value-type="date" office:date-value="2024-10-04" calcext:value-type="date">
            <text:p>0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intura aqui em casa foi, finalmente, concluí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6">
          <table:table-cell table:style-name="ce6" table:formula="of:=[.A1033]+1" office:value-type="date" office:date-value="2024-10-05" calcext:value-type="date">
            <text:p>0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evento de ministração do evangelista Deive Leonardo e foi um momento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34]+1" office:value-type="date" office:date-value="2024-10-06" calcext:value-type="date">
            <text:p>0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35]+1" office:value-type="date" office:date-value="2024-10-07" calcext:value-type="date">
            <text:p>0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anana com chocolate meio amargo.</text:p>
          </table:table-cell>
          <table:table-cell table:style-name="ce2" table:number-columns-repeated="16"/>
          <table:table-cell table:number-columns-repeated="998"/>
        </table:table-row>
        <table:table-row table:style-name="ro13">
          <table:table-cell table:style-name="ce6" table:formula="of:=[.A1036]+1" office:value-type="date" office:date-value="2024-10-08" calcext:value-type="date">
            <text:p>08/10/2024</text:p>
          </table:table-cell>
          <table:table-cell table:style-name="ce10" table:number-columns-repeated="4"/>
          <table:table-cell table:style-name="ce10" office:value-type="string" calcext:value-type="string">
            <text:p>X</text:p>
          </table:table-cell>
          <table:table-cell table:style-name="ce15" office:value-type="string" calcext:value-type="string">
            <text:p>Me sentindo fraco, cansado, esgo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mais um pouco o livro “Homem ao Máximo”.</text:p>
          </table:table-cell>
          <table:table-cell table:style-name="ce2" table:number-columns-repeated="16"/>
          <table:table-cell table:number-columns-repeated="998"/>
        </table:table-row>
        <table:table-row table:style-name="ro6">
          <table:table-cell table:style-name="ce6" table:formula="of:=[.A1037]+1" office:value-type="date" office:date-value="2024-10-09" calcext:value-type="date">
            <text:p>09/10/2024</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com o que aconteceu hoj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4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38]+1" office:value-type="date" office:date-value="2024-10-10" calcext:value-type="date">
            <text:p>1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tribuí em diversas atividades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6">
          <table:table-cell table:style-name="ce6" table:formula="of:=[.A1039]+1" office:value-type="date" office:date-value="2024-10-11" calcext:value-type="date">
            <text:p>11/10/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Os desafios estão tão intensos e me deixando tão fraco e cansado. Deus, por favor, venha em meu auxíl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0]+1" office:value-type="date" office:date-value="2024-10-12" calcext:value-type="date">
            <text:p>1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aniversário de 1 ano do querido João Lucas, filho do Gabriel e da Mar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o filme “A Forja”.</text:p>
          </table:table-cell>
          <table:table-cell table:style-name="ce2" table:number-columns-repeated="16"/>
          <table:table-cell table:number-columns-repeated="998"/>
        </table:table-row>
        <table:table-row table:style-name="ro13">
          <table:table-cell table:style-name="ce6" table:formula="of:=[.A1041]+1" office:value-type="date" office:date-value="2024-10-13" calcext:value-type="date">
            <text:p>1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42]+1" office:value-type="date" office:date-value="2024-10-14" calcext:value-type="date">
            <text:p>1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nosso primeiro encontro de Pequeno Grupo na casa dos nossos amados irmãos e amigos, Ariane e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43]+1" office:value-type="date" office:date-value="2024-10-15" calcext:value-type="date">
            <text:p>1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na nova tarefa importante que me foi design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44]+1" office:value-type="date" office:date-value="2024-10-16" calcext:value-type="date">
            <text:p>16/10/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fluir na tarefa complexa que estou toc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5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45]+1" office:value-type="date" office:date-value="2024-10-17" calcext:value-type="date">
            <text:p>1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6]+1" office:value-type="date" office:date-value="2024-10-18" calcext:value-type="date">
            <text:p>1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47]+1" office:value-type="date" office:date-value="2024-10-19" calcext:value-type="date">
            <text:p>1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8]+1" office:value-type="date" office:date-value="2024-10-20" calcext:value-type="date">
            <text:p>2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049]+1" office:value-type="date" office:date-value="2024-10-21" calcext:value-type="date">
            <text:p>21/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0]+1" office:value-type="date" office:date-value="2024-10-22" calcext:value-type="date">
            <text:p>22/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1]+1" office:value-type="date" office:date-value="2024-10-23" calcext:value-type="date">
            <text:p>23/10/2024</text:p>
          </table:table-cell>
          <table:table-cell table:style-name="ce10" office:value-type="string" calcext:value-type="string">
            <text:p>X</text:p>
          </table:table-cell>
          <table:table-cell table:style-name="ce10" table:number-columns-repeated="4"/>
          <table:table-cell table:style-name="ce15" office:value-type="string" calcext:value-type="string">
            <text:p>Vencendo cada dia,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6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52]+1" office:value-type="date" office:date-value="2024-10-24" calcext:value-type="date">
            <text:p>24/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3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053]+1" office:value-type="date" office:date-value="2024-10-25" calcext:value-type="date">
            <text:p>25/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m 2 dias út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firras árabes.</text:p>
          </table:table-cell>
          <table:table-cell table:style-name="ce2" table:number-columns-repeated="16"/>
          <table:table-cell table:number-columns-repeated="998"/>
        </table:table-row>
        <table:table-row table:style-name="ro6">
          <table:table-cell table:style-name="ce6" table:formula="of:=[.A1054]+1" office:value-type="date" office:date-value="2024-10-26" calcext:value-type="date">
            <text:p>26/10/2024</text:p>
          </table:table-cell>
          <table:table-cell table:style-name="ce10" table:number-columns-repeated="4"/>
          <table:table-cell table:style-name="ce10" office:value-type="string" calcext:value-type="string">
            <text:p>X</text:p>
          </table:table-cell>
          <table:table-cell table:style-name="ce15" office:value-type="string" calcext:value-type="string">
            <text:p>Deus, o Senhor sonda meu coração e sabe que eu não estou me sentindo bem. Por favor, me aju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055]+1" office:value-type="date" office:date-value="2024-10-27" calcext:value-type="date">
            <text:p>27/10/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m família e em comunhão com irmãos amigos am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56]+1" office:value-type="date" office:date-value="2024-10-28" calcext:value-type="date">
            <text:p>28/10/2024</text:p>
          </table:table-cell>
          <table:table-cell table:style-name="ce10" office:value-type="string" calcext:value-type="string">
            <text:p>X</text:p>
          </table:table-cell>
          <table:table-cell table:style-name="ce10" table:number-columns-repeated="4"/>
          <table:table-cell table:style-name="ce15" office:value-type="string" calcext:value-type="string">
            <text:p>A proximidade das férias. Resta 1 dia 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57]+1" office:value-type="date" office:date-value="2024-10-29" calcext:value-type="date">
            <text:p>29/10/2024</text:p>
          </table:table-cell>
          <table:table-cell table:style-name="ce10" office:value-type="string" calcext:value-type="string">
            <text:p>X</text:p>
          </table:table-cell>
          <table:table-cell table:style-name="ce10" table:number-columns-repeated="4"/>
          <table:table-cell table:style-name="ce15" office:value-type="string" calcext:value-type="string">
            <text:p>Ritmo, ritmo de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058]+1" office:value-type="date" office:date-value="2024-10-30" calcext:value-type="date">
            <text:p>30/10/2024</text:p>
          </table:table-cell>
          <table:table-cell table:style-name="ce10" office:value-type="string" calcext:value-type="string">
            <text:p>X</text:p>
          </table:table-cell>
          <table:table-cell table:style-name="ce10" table:number-columns-repeated="4"/>
          <table:table-cell table:style-name="ce15" office:value-type="string" calcext:value-type="string">
            <text:p>2024-02 – Primeiro dia de férias e descansei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ula 7 do curso de aprimoramento de homens à Luz da Palavra de Deus.</text:p>
          </table:table-cell>
          <table:table-cell table:style-name="ce2" table:number-columns-repeated="16"/>
          <table:table-cell table:number-columns-repeated="998"/>
        </table:table-row>
        <table:table-row table:style-name="ro13">
          <table:table-cell table:style-name="ce21" table:formula="of:=[.A1059]+1" office:value-type="date" office:date-value="2024-10-31" calcext:value-type="date">
            <text:p>31/10/2024</text:p>
          </table:table-cell>
          <table:table-cell table:style-name="ce37" office:value-type="string" calcext:value-type="string">
            <text:p>X</text:p>
          </table:table-cell>
          <table:table-cell table:style-name="ce37" table:number-columns-repeated="4"/>
          <table:table-cell table:style-name="ce49" office:value-type="string" calcext:value-type="string">
            <text:p>Eu e minha esposa, hoje, completamos 16 ANOS de namor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text:p>
          </table:table-cell>
          <table:table-cell table:style-name="ce2" table:number-columns-repeated="16"/>
          <table:table-cell table:number-columns-repeated="998"/>
        </table:table-row>
        <table:table-row table:style-name="ro13">
          <table:table-cell table:style-name="ce6" table:formula="of:=[.A1060]+1" office:value-type="date" office:date-value="2024-11-01" calcext:value-type="date">
            <text:p>0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manhã vamos viajar para a pra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061]+1" office:value-type="date" office:date-value="2024-11-02" calcext:value-type="date">
            <text:p>0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2]+1" office:value-type="date" office:date-value="2024-11-03" calcext:value-type="date">
            <text:p>0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3]+1" office:value-type="date" office:date-value="2024-11-04" calcext:value-type="date">
            <text:p>0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4]+1" office:value-type="date" office:date-value="2024-11-05" calcext:value-type="date">
            <text:p>0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5]+1" office:value-type="date" office:date-value="2024-11-06" calcext:value-type="date">
            <text:p>0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6]+1" office:value-type="date" office:date-value="2024-11-07" calcext:value-type="date">
            <text:p>0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7]+1" office:value-type="date" office:date-value="2024-11-08" calcext:value-type="date">
            <text:p>0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8]+1" office:value-type="date" office:date-value="2024-11-09" calcext:value-type="date">
            <text:p>0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69]+1" office:value-type="date" office:date-value="2024-11-10" calcext:value-type="date">
            <text:p>1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0]+1" office:value-type="date" office:date-value="2024-11-11" calcext:value-type="date">
            <text:p>1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21" table:formula="of:=[.A1071]+1" office:value-type="date" office:date-value="2024-11-12" calcext:value-type="date">
            <text:p>12/11/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0 anos de minha filha Eduarda.</text:p>
          </table:table-cell>
          <table:table-cell table:style-name="ce49" office:value-type="string" calcext:value-type="string">
            <text:p>Alegria e paz.</text:p>
          </table:table-cell>
          <table:table-cell table:style-name="ce49" office:value-type="string" calcext:value-type="string">
            <text:p>-</text:p>
          </table:table-cell>
          <table:table-cell table:style-name="ce49" office:value-type="string" calcext:value-type="string">
            <text:p>O que me deu vontade.</text:p>
          </table:table-cell>
          <table:table-cell table:style-name="ce2" table:number-columns-repeated="16"/>
          <table:table-cell table:number-columns-repeated="998"/>
        </table:table-row>
        <table:table-row table:style-name="ro6">
          <table:table-cell table:style-name="ce6" table:formula="of:=[.A1072]+1" office:value-type="date" office:date-value="2024-11-13" calcext:value-type="date">
            <text:p>1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8 do curso de aprimoramento de homens à Luz da Palavra de Deus.</text:p>
          </table:table-cell>
          <table:table-cell table:style-name="ce2" table:number-columns-repeated="16"/>
          <table:table-cell table:number-columns-repeated="998"/>
        </table:table-row>
        <table:table-row table:style-name="ro2">
          <table:table-cell table:style-name="ce6" table:formula="of:=[.A1073]+1" office:value-type="date" office:date-value="2024-11-14" calcext:value-type="date">
            <text:p>1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074]+1" office:value-type="date" office:date-value="2024-11-15" calcext:value-type="date">
            <text:p>1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A confraternização de voluntários da Igreja e eu e minha esposa concordando na educação de nossa filh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2">
          <table:table-cell table:style-name="ce6" table:formula="of:=[.A1075]+1" office:value-type="date" office:date-value="2024-11-16" calcext:value-type="date">
            <text:p>16/11/2024</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O que me deu vontade.</text:p>
          </table:table-cell>
          <table:table-cell table:style-name="ce2" table:number-columns-repeated="16"/>
          <table:table-cell table:number-columns-repeated="998"/>
        </table:table-row>
        <table:table-row table:style-name="ro13">
          <table:table-cell table:style-name="ce6" table:formula="of:=[.A1076]+1" office:value-type="date" office:date-value="2024-11-17" calcext:value-type="date">
            <text:p>1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férias. Obrigado Deus pelo renov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77]+1" office:value-type="date" office:date-value="2024-11-18" calcext:value-type="date">
            <text:p>1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Fui ao PG.</text:p>
          </table:table-cell>
          <table:table-cell table:style-name="ce2" table:number-columns-repeated="16"/>
          <table:table-cell table:number-columns-repeated="998"/>
        </table:table-row>
        <table:table-row table:style-name="ro13">
          <table:table-cell table:style-name="ce6" table:formula="of:=[.A1078]+1" office:value-type="date" office:date-value="2024-11-19" calcext:value-type="date">
            <text:p>1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79]+1" office:value-type="date" office:date-value="2024-11-20" calcext:value-type="date">
            <text:p>2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feriado, ficamos em família e tivemos momentos maravilhosos com nossos irmãos amigo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Aula 9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0]+1" office:value-type="date" office:date-value="2024-11-21" calcext:value-type="date">
            <text:p>21/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1]+1" office:value-type="date" office:date-value="2024-11-22" calcext:value-type="date">
            <text:p>22/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082]+1" office:value-type="date" office:date-value="2024-11-23" calcext:value-type="date">
            <text:p>23/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 E, ainda a noite, ficamos todos juntos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6" table:formula="of:=[.A1083]+1" office:value-type="date" office:date-value="2024-11-24" calcext:value-type="date">
            <text:p>24/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 pois, minha esposa estava em plantão.</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084]+1" office:value-type="date" office:date-value="2024-11-25" calcext:value-type="date">
            <text:p>25/11/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bom no trabalho.</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085]+1" office:value-type="date" office:date-value="2024-11-26" calcext:value-type="date">
            <text:p>26/11/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ão me enfiando em tudo quanto é problema no trabalho. Logo, faltará tempo e atenção pra eu focar no que me faz evoluir como profissional.</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086]+1" office:value-type="date" office:date-value="2024-11-27" calcext:value-type="date">
            <text:p>27/11/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recebendo muitos problemas na nova Squad no trabalho. Sinal que tenho muito a aprender e fazer.</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Aula 10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87]+1" office:value-type="date" office:date-value="2024-11-28" calcext:value-type="date">
            <text:p>28/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88]+1" office:value-type="date" office:date-value="2024-11-29" calcext:value-type="date">
            <text:p>29/11/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trabalho resolvendo problemas complexos.</text:p>
          </table:table-cell>
          <table:table-cell table:style-name="ce15" office:value-type="string" calcext:value-type="string">
            <text:p>Reagi com tranquilidade ao longo do dia.</text:p>
          </table:table-cell>
          <table:table-cell table:style-name="ce15" office:value-type="string" calcext:value-type="string">
            <text:p>Poderia ter reagido com ansiedade e preocupação.</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89]+1" office:value-type="date" office:date-value="2024-11-30" calcext:value-type="date">
            <text:p>30/1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5">
          <table:table-cell table:style-name="ce6" table:formula="of:=[.A1090]+1" office:value-type="date" office:date-value="2024-12-01" calcext:value-type="date">
            <text:p>0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E ainda vimos o batismo de irmãos e irmãs amad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1]+1" office:value-type="date" office:date-value="2024-12-02" calcext:value-type="date">
            <text:p>0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uita unção e testemunhos repletos de bênçãos em nosso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13">
          <table:table-cell table:style-name="ce6" table:formula="of:=[.A1092]+1" office:value-type="date" office:date-value="2024-12-03" calcext:value-type="date">
            <text:p>0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print concluída onde consegui fazer boas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8">
          <table:table-cell table:style-name="ce6" table:formula="of:=[.A1093]+1" office:value-type="date" office:date-value="2024-12-04" calcext:value-type="date">
            <text:p>0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nova tarefa no trabalho, lotada de desafios os quais eu ainda não havia enfrentado. Será a validação da minha competência para a promo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1 do curso de aprimoramento de homens à Luz da Palavra de Deus.</text:p>
          </table:table-cell>
          <table:table-cell table:style-name="ce2" table:number-columns-repeated="16"/>
          <table:table-cell table:number-columns-repeated="998"/>
        </table:table-row>
        <table:table-row table:style-name="ro13">
          <table:table-cell table:style-name="ce6" table:formula="of:=[.A1094]+1" office:value-type="date" office:date-value="2024-12-05" calcext:value-type="date">
            <text:p>0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table:formula="of:=[.A1095]+1" office:value-type="date" office:date-value="2024-12-06" calcext:value-type="date">
            <text:p>0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a tarefa que me foi design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6]+1" office:value-type="date" office:date-value="2024-12-07" calcext:value-type="date">
            <text:p>0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 nossos amados irmãos pastores e suas filhas.</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6" table:formula="of:=[.A1097]+1" office:value-type="date" office:date-value="2024-12-08" calcext:value-type="date">
            <text:p>0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e abençoado dia em família.</text:p>
          </table:table-cell>
          <table:table-cell table:style-name="ce15" office:value-type="string" calcext:value-type="string">
            <text:p>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098]+1" office:value-type="date" office:date-value="2024-12-09" calcext:value-type="date">
            <text:p>0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099]+1" office:value-type="date" office:date-value="2024-12-10" calcext:value-type="date">
            <text:p>1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u consegui testar várias soluções e implementar uma que resolveu o problema de forma muito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00]+1" office:value-type="date" office:date-value="2024-12-11" calcext:value-type="date">
            <text:p>1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as coisas novas na consecução da tarefa em que estou trabalha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1]+1" office:value-type="date" office:date-value="2024-12-12" calcext:value-type="date">
            <text:p>1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nossa reunião de confraternização do curso de aprimoramento de homens à Luz da Palavra de Deus. Um momento de muita troca e bênçã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9">
          <table:table-cell table:style-name="ce6" table:formula="of:=[.A1102]+1" office:value-type="date" office:date-value="2024-12-13" calcext:value-type="date">
            <text:p>1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semana com as devidas entregas, superando várias adversidades, graças a Deus.</text:p>
            <text:p>E, hoje, ministrei louvores no casamento de um querido irmão e amig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03]+1" office:value-type="date" office:date-value="2024-12-14" calcext:value-type="date">
            <text:p>1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linda apresentação de Ginástica artística de minha filha, nosso dia abençoado em família e o chá de fraldas do tão amado e aguardado Paulo Júni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vi queridos amigos e joguei vôlei com a turma.</text:p>
          </table:table-cell>
          <table:table-cell table:style-name="ce2" table:number-columns-repeated="16"/>
          <table:table-cell table:number-columns-repeated="998"/>
        </table:table-row>
        <table:table-row table:style-name="ro6">
          <table:table-cell table:style-name="ce6" table:formula="of:=[.A1104]+1" office:value-type="date" office:date-value="2024-12-15" calcext:value-type="date">
            <text:p>1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maravilhoso em família e ótimos momentos de comunhão com os irmãos amigos amad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05]+1" office:value-type="date" office:date-value="2024-12-16" calcext:value-type="date">
            <text:p>1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evoluindo nos meus aprendizados e entreg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06]+1" office:value-type="date" office:date-value="2024-12-17" calcext:value-type="date">
            <text:p>1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saiamos os louvores que ministraremos na cantata Especial de Natal d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107]+1" office:value-type="date" office:date-value="2024-12-18" calcext:value-type="date">
            <text:p>18/12/2024</text:p>
          </table:table-cell>
          <table:table-cell table:style-name="ce10" table:number-columns-repeated="4"/>
          <table:table-cell table:style-name="ce10" office:value-type="string" calcext:value-type="string">
            <text:p>X</text:p>
          </table:table-cell>
          <table:table-cell table:style-name="ce15" office:value-type="string" calcext:value-type="string">
            <text:p>Perdi um tio-avô querido.</text:p>
          </table:table-cell>
          <table:table-cell table:style-name="ce15" office:value-type="string" calcext:value-type="string">
            <text:p>Certo pesar e tristeza.</text:p>
          </table:table-cell>
          <table:table-cell table:style-name="ce15" office:value-type="string" calcext:value-type="string">
            <text:p>-</text:p>
          </table:table-cell>
          <table:table-cell table:style-name="ce15" office:value-type="string" calcext:value-type="string">
            <text:p>Aula 12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08]+1" office:value-type="date" office:date-value="2024-12-19" calcext:value-type="date">
            <text:p>1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uperei minha confiança, estou conseguindo aprender, executar e trazer soluções. Obrigado Deu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re training e caminhada.</text:p>
          </table:table-cell>
          <table:table-cell table:style-name="ce2" table:number-columns-repeated="16"/>
          <table:table-cell table:number-columns-repeated="998"/>
        </table:table-row>
        <table:table-row table:style-name="ro6">
          <table:table-cell table:style-name="ce6" table:formula="of:=[.A1109]+1" office:value-type="date" office:date-value="2024-12-20" calcext:value-type="date">
            <text:p>2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ais uma bela entrega no trabalho e me foi concedida folga nesta semana do Nata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8">
          <table:table-cell table:style-name="ce6" table:formula="of:=[.A1110]+1" office:value-type="date" office:date-value="2024-12-21" calcext:value-type="date">
            <text:p>21/12/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ia, pois, foi nosso PG comemorativo do final do ano e tristeza, pois, minha filha passou mal a noite/madrugada e acabamos perdendo a noite de son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9">
          <table:table-cell table:style-name="ce6" table:formula="of:=[.A1111]+1" office:value-type="date" office:date-value="2024-12-22" calcext:value-type="date">
            <text:p>22/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Especial de Natal da Igreja e nossa Cantata de Natal foram extraordinários. Pudemos presenciar o agir e o mover de Deus em cada momento, em cada culto, ao longo do dia to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8">
          <table:table-cell table:style-name="ce6" table:formula="of:=[.A1112]+1" office:value-type="date" office:date-value="2024-12-23" calcext:value-type="date">
            <text:p>23/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uidei, além de minha filha, das duas filhas do casal nossos amigos e pastores, durante todo o período da manhã e foi uma experiência abençoada e abençoador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Bebi Mineirinho.</text:p>
          </table:table-cell>
          <table:table-cell table:style-name="ce2" table:number-columns-repeated="16"/>
          <table:table-cell table:number-columns-repeated="998"/>
        </table:table-row>
        <table:table-row table:style-name="ro7">
          <table:table-cell table:style-name="ce6" table:formula="of:=[.A1113]+1" office:value-type="date" office:date-value="2024-12-24" calcext:value-type="date">
            <text:p>24/1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comprar e organizar tudo para mais uma ceia de Natal e minha “pri-irmã” e a família chegaram bem para nos reunirmos. Vamos celebrar e recordar mais uma vez o nascimento de nosso Senhor e Salvador, Crist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bastante.</text:p>
          </table:table-cell>
          <table:table-cell table:style-name="ce2" table:number-columns-repeated="16"/>
          <table:table-cell table:number-columns-repeated="998"/>
        </table:table-row>
        <table:table-row table:style-name="ro6">
          <table:table-cell table:style-name="ce6" table:formula="of:=[.A1114]+1" office:value-type="date" office:date-value="2024-12-25" calcext:value-type="date">
            <text:p>25/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Natal repleto de bênçãos, família e fartura. Obrigado Jesu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1115]+1" office:value-type="date" office:date-value="2024-12-26" calcext:value-type="date">
            <text:p>26/1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 volta ao trabalho e resolvendo várias cois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16]+1" office:value-type="date" office:date-value="2024-12-27" calcext:value-type="date">
            <text:p>27/12/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semana concluída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17]+1" office:value-type="date" office:date-value="2024-12-28" calcext:value-type="date">
            <text:p>28/1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passamos em família e tivemos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5">
          <table:table-cell table:style-name="ce6" table:formula="of:=[.A1118]+1" office:value-type="date" office:date-value="2024-12-29" calcext:value-type="date">
            <text:p>29/1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abençoado em família, na presença de irmãos amigos em Deus e a comemoração do aniversário da nossa querida Ariely.</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19]+1" office:value-type="date" office:date-value="2024-12-30" calcext:value-type="date">
            <text:p>30/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0]+1" office:value-type="date" office:date-value="2024-12-31" calcext:value-type="date">
            <text:p>31/12/2024</text:p>
          </table:table-cell>
          <table:table-cell table:style-name="ce10" office:value-type="string" calcext:value-type="string">
            <text:p>X</text:p>
          </table:table-cell>
          <table:table-cell table:style-name="ce10" table:number-columns-repeated="4"/>
          <table:table-cell table:style-name="ce15" office:value-type="string" calcext:value-type="string">
            <text:p>UHUUULLL dia de virada de ano e que ANO, obrigado Deus, obrigado Jesus. Amém 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21" table:formula="of:=[.A1121]+1" office:value-type="date" office:date-value="2025-01-01" calcext:value-type="date">
            <text:p>0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2025, dia 01, feriado, dia em família, comilança, tudo de ótimo e muitas bênçã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ecei o plano de leitura cronológica da Bíblia.</text:p>
          </table:table-cell>
          <table:table-cell table:style-name="ce2" table:number-columns-repeated="16"/>
          <table:table-cell table:number-columns-repeated="998"/>
        </table:table-row>
        <table:table-row table:style-name="ro13">
          <table:table-cell table:style-name="ce6" table:formula="of:=[.A1122]+1" office:value-type="date" office:date-value="2025-01-02" calcext:value-type="date">
            <text:p>0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Retro com emoção e parceria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23]+1" office:value-type="date" office:date-value="2025-01-03" calcext:value-type="date">
            <text:p>0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exta-feira monótona, porém, é uma sexta-feira. E, minha filha fez várias demonstrações de amor por nossa família hoje. Amé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6">
          <table:table-cell table:style-name="ce6" table:formula="of:=[.A1124]+1" office:value-type="date" office:date-value="2025-01-04" calcext:value-type="date">
            <text:p>0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muito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Joguei vôlei com a turma.</text:p>
          </table:table-cell>
          <table:table-cell table:style-name="ce2" table:number-columns-repeated="16"/>
          <table:table-cell table:number-columns-repeated="998"/>
        </table:table-row>
        <table:table-row table:style-name="ro8">
          <table:table-cell table:style-name="ce6" table:formula="of:=[.A1125]+1" office:value-type="date" office:date-value="2025-01-05" calcext:value-type="date">
            <text:p>0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e abençoado em família, levei minha filha pra passear de bicicleta, ficamos todos unidos e tivemos uma palavra de bênçãos no cult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1126]+1" office:value-type="date" office:date-value="2025-01-06" calcext:value-type="date">
            <text:p>0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2">
          <table:table-cell table:style-name="ce6" table:formula="of:=[.A1127]+1" office:value-type="date" office:date-value="2025-01-07" calcext:value-type="date">
            <text:p>0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s em produção com sucess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28]+1" office:value-type="date" office:date-value="2025-01-08" calcext:value-type="date">
            <text:p>0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ula 13 do curso de aprimoramento de homens à Luz da Palavra de Deus.</text:p>
          </table:table-cell>
          <table:table-cell table:style-name="ce2" table:number-columns-repeated="16"/>
          <table:table-cell table:number-columns-repeated="998"/>
        </table:table-row>
        <table:table-row table:style-name="ro6">
          <table:table-cell table:style-name="ce6" table:formula="of:=[.A1129]+1" office:value-type="date" office:date-value="2025-01-09" calcext:value-type="date">
            <text:p>0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o de abdome e aeróbico.</text:p>
          </table:table-cell>
          <table:table-cell table:style-name="ce2" table:number-columns-repeated="16"/>
          <table:table-cell table:number-columns-repeated="998"/>
        </table:table-row>
        <table:table-row table:style-name="ro6">
          <table:table-cell table:style-name="ce6" table:formula="of:=[.A1130]+1" office:value-type="date" office:date-value="2025-01-10" calcext:value-type="date">
            <text:p>1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várias frentes e resolvi muitas solicitações em vários contex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reinei musculação.</text:p>
          </table:table-cell>
          <table:table-cell table:style-name="ce2" table:number-columns-repeated="16"/>
          <table:table-cell table:number-columns-repeated="998"/>
        </table:table-row>
        <table:table-row table:style-name="ro5">
          <table:table-cell table:style-name="ce6" table:formula="of:=[.A1131]+1" office:value-type="date" office:date-value="2025-01-11" calcext:value-type="date">
            <text:p>11/01/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bom e abençoado em família. Vejamos o que me espera. Eu não sei, mas, sei que Deus me reserva algo bom.</text:p>
          </table:table-cell>
          <table:table-cell table:style-name="ce15" office:value-type="string" calcext:value-type="string">
            <text:p>Com medo e um pouco de tristeza</text:p>
          </table:table-cell>
          <table:table-cell table:style-name="ce15" office:value-type="string" calcext:value-type="string">
            <text:p>-</text:p>
          </table:table-cell>
          <table:table-cell table:style-name="ce15" office:value-type="string" calcext:value-type="string">
            <text:p>Tentei jogar vôlei, porém, tive problemas.</text:p>
          </table:table-cell>
          <table:table-cell table:style-name="ce2" table:number-columns-repeated="16"/>
          <table:table-cell table:number-columns-repeated="998"/>
        </table:table-row>
        <table:table-row table:style-name="ro13">
          <table:table-cell table:style-name="ce6" table:formula="of:=[.A1132]+1" office:value-type="date" office:date-value="2025-01-12" calcext:value-type="date">
            <text:p>12/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divertido, fizemos várias coisas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2">
          <table:table-cell table:style-name="ce6" table:formula="of:=[.A1133]+1" office:value-type="date" office:date-value="2025-01-13" calcext:value-type="date">
            <text:p>1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4]+1" office:value-type="date" office:date-value="2025-01-14" calcext:value-type="date">
            <text:p>1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Ótima evolução das minhas taref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135]+1" office:value-type="date" office:date-value="2025-01-15" calcext:value-type="date">
            <text:p>1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feijoada de minha mãe.</text:p>
          </table:table-cell>
          <table:table-cell table:style-name="ce2" table:number-columns-repeated="16"/>
          <table:table-cell table:number-columns-repeated="998"/>
        </table:table-row>
        <table:table-row table:style-name="ro13">
          <table:table-cell table:style-name="ce6" table:formula="of:=[.A1136]+1" office:value-type="date" office:date-value="2025-01-16" calcext:value-type="date">
            <text:p>1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Minha internação e cirurgia foram bem-sucedida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37]+1" office:value-type="date" office:date-value="2025-01-17" calcext:value-type="date">
            <text:p>1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Saí do hospital e estou em cas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138]+1" office:value-type="date" office:date-value="2025-01-18" calcext:value-type="date">
            <text:p>18/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omos em família ao evento de confraternização do ministério de louvor da igreja, S.Adoraç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text:p>
          </table:table-cell>
          <table:table-cell table:style-name="ce2" table:number-columns-repeated="16"/>
          <table:table-cell table:number-columns-repeated="998"/>
        </table:table-row>
        <table:table-row table:style-name="ro13">
          <table:table-cell table:style-name="ce6" table:formula="of:=[.A1139]+1" office:value-type="date" office:date-value="2025-01-19" calcext:value-type="date">
            <text:p>1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0]+1" office:value-type="date" office:date-value="2025-01-20" calcext:value-type="date">
            <text:p>2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Retornei ao trabalho com toda a vontade de sempre.</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41]+1" office:value-type="date" office:date-value="2025-01-21" calcext:value-type="date">
            <text:p>21/01/2025</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Sigo me cuidando para recuperação plena.</text:p>
          </table:table-cell>
          <table:table-cell table:style-name="ce2" table:number-columns-repeated="16"/>
          <table:table-cell table:number-columns-repeated="998"/>
        </table:table-row>
        <table:table-row table:style-name="ro6">
          <table:table-cell table:style-name="ce21" table:formula="of:=[.A1142]+1" office:value-type="date" office:date-value="2025-01-22" calcext:value-type="date">
            <text:p>22/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propor solução muito eficaz ao problema do Bug em que estou atuando.</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Aula 14 do curso de aprimoramento de homens à Luz da Palavra de Deus. A aula final!!</text:p>
          </table:table-cell>
          <table:table-cell table:style-name="ce2" table:number-columns-repeated="16"/>
          <table:table-cell table:number-columns-repeated="998"/>
        </table:table-row>
        <table:table-row table:style-name="ro2">
          <table:table-cell table:style-name="ce6" table:formula="of:=[.A1143]+1" office:value-type="date" office:date-value="2025-01-23" calcext:value-type="date">
            <text:p>23/01/2025</text:p>
          </table:table-cell>
          <table:table-cell table:style-name="ce10" office:value-type="string" calcext:value-type="string">
            <text:p>X</text:p>
          </table:table-cell>
          <table:table-cell table:style-name="ce10" table:number-columns-repeated="4"/>
          <table:table-cell table:style-name="ce15" office:value-type="string" calcext:value-type="string">
            <text:p>Elogios do tim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uidados com minha recuperação.</text:p>
          </table:table-cell>
          <table:table-cell table:style-name="ce2" table:number-columns-repeated="16"/>
          <table:table-cell table:number-columns-repeated="998"/>
        </table:table-row>
        <table:table-row table:style-name="ro6">
          <table:table-cell table:style-name="ce6" table:formula="of:=[.A1144]+1" office:value-type="date" office:date-value="2025-01-24" calcext:value-type="date">
            <text:p>24/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boas contribuiçõe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rmei a busca pelo meu início na faculdade de Tech e também para o estudo de inglês.</text:p>
          </table:table-cell>
          <table:table-cell table:style-name="ce2" table:number-columns-repeated="16"/>
          <table:table-cell table:number-columns-repeated="998"/>
        </table:table-row>
        <table:table-row table:style-name="ro13">
          <table:table-cell table:style-name="ce6" table:formula="of:=[.A1145]+1" office:value-type="date" office:date-value="2025-01-25" calcext:value-type="date">
            <text:p>25/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46]+1" office:value-type="date" office:date-value="2025-01-26" calcext:value-type="date">
            <text:p>26/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47]+1" office:value-type="date" office:date-value="2025-01-27" calcext:value-type="date">
            <text:p>27/01/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troca do notebook antigo d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2">
          <table:table-cell table:style-name="ce6" table:formula="of:=[.A1148]+1" office:value-type="date" office:date-value="2025-01-28" calcext:value-type="date">
            <text:p>28/01/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meio que acumulando cansaç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6" table:formula="of:=[.A1149]+1" office:value-type="date" office:date-value="2025-01-29" calcext:value-type="date">
            <text:p>29/01/2025</text:p>
          </table:table-cell>
          <table:table-cell table:style-name="ce10" office:value-type="string" calcext:value-type="string">
            <text:p>X</text:p>
          </table:table-cell>
          <table:table-cell table:style-name="ce10" table:number-columns-repeated="4"/>
          <table:table-cell table:style-name="ce15" office:value-type="string" calcext:value-type="string">
            <text:p>Parece que, após força tarefa, conseguimos fazer o notebook novo funcionar corretame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5">
          <table:table-cell table:style-name="ce6" table:formula="of:=[.A1150]+1" office:value-type="date" office:date-value="2025-01-30" calcext:value-type="date">
            <text:p>30/01/2025</text:p>
          </table:table-cell>
          <table:table-cell table:style-name="ce10" office:value-type="string" calcext:value-type="string">
            <text:p>X</text:p>
          </table:table-cell>
          <table:table-cell table:style-name="ce10" table:number-columns-repeated="4"/>
          <table:table-cell table:style-name="ce15" office:value-type="string" calcext:value-type="string">
            <text:p>O notebook apresentou problemas de novo, mas, parece que, dessa vez, a grande maior parte foi resolvido e já consegui trabalha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6">
          <table:table-cell table:style-name="ce21" table:formula="of:=[.A1151]+1" office:value-type="date" office:date-value="2025-01-31" calcext:value-type="date">
            <text:p>31/01/2025</text:p>
          </table:table-cell>
          <table:table-cell table:style-name="ce37" office:value-type="string" calcext:value-type="string">
            <text:p>X</text:p>
          </table:table-cell>
          <table:table-cell table:style-name="ce37" table:number-columns-repeated="4"/>
          <table:table-cell table:style-name="ce49" office:value-type="string" calcext:value-type="string">
            <text:p>Consegui trabalhar, mesmo com o notebook ainda com alguns defeitinh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Me matriculei no curso superior de tecnologia em análise e desenvolvimento de sistemas.</text:p>
          </table:table-cell>
          <table:table-cell table:style-name="ce2" table:number-columns-repeated="16"/>
          <table:table-cell table:number-columns-repeated="998"/>
        </table:table-row>
        <table:table-row table:style-name="ro6">
          <table:table-cell table:style-name="ce6" table:formula="of:=[.A1152]+1" office:value-type="date" office:date-value="2025-02-01" calcext:value-type="date">
            <text:p>01/02/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 tivemos o retorno do PG e abençoados moment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a Palavra, louvei e adorei ao Senhor no PG e comi pizza.</text:p>
          </table:table-cell>
          <table:table-cell table:style-name="ce2" table:number-columns-repeated="16"/>
          <table:table-cell table:number-columns-repeated="998"/>
        </table:table-row>
        <table:table-row table:style-name="ro13">
          <table:table-cell table:style-name="ce6" table:formula="of:=[.A1153]+1" office:value-type="date" office:date-value="2025-02-02" calcext:value-type="date">
            <text:p>0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dorei muito ao nosso Deus na igreja.</text:p>
          </table:table-cell>
          <table:table-cell table:style-name="ce2" table:number-columns-repeated="16"/>
          <table:table-cell table:number-columns-repeated="998"/>
        </table:table-row>
        <table:table-row table:style-name="ro13">
          <table:table-cell table:style-name="ce6" table:formula="of:=[.A1154]+1" office:value-type="date" office:date-value="2025-02-03" calcext:value-type="date">
            <text:p>03/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ou focado nos estudos.</text:p>
          </table:table-cell>
          <table:table-cell table:style-name="ce2" table:number-columns-repeated="16"/>
          <table:table-cell table:number-columns-repeated="998"/>
        </table:table-row>
        <table:table-row table:style-name="ro13">
          <table:table-cell table:style-name="ce6" table:formula="of:=[.A1155]+1" office:value-type="date" office:date-value="2025-02-04" calcext:value-type="date">
            <text:p>0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cansativo, dormi pouco, não rendi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56]+1" office:value-type="date" office:date-value="2025-02-05" calcext:value-type="date">
            <text:p>0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7]+1" office:value-type="date" office:date-value="2025-02-06" calcext:value-type="date">
            <text:p>0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ive aula experimental no curso.</text:p>
          </table:table-cell>
          <table:table-cell table:style-name="ce2" table:number-columns-repeated="16"/>
          <table:table-cell table:number-columns-repeated="998"/>
        </table:table-row>
        <table:table-row table:style-name="ro2">
          <table:table-cell table:style-name="ce6" table:formula="of:=[.A1158]+1" office:value-type="date" office:date-value="2025-02-07" calcext:value-type="date">
            <text:p>0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várias demand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biscoitão feito por minha mãe.</text:p>
          </table:table-cell>
          <table:table-cell table:style-name="ce2" table:number-columns-repeated="16"/>
          <table:table-cell table:number-columns-repeated="998"/>
        </table:table-row>
        <table:table-row table:style-name="ro13">
          <table:table-cell table:style-name="ce6" table:formula="of:=[.A1159]+1" office:value-type="date" office:date-value="2025-02-08" calcext:value-type="date">
            <text:p>08/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160]+1" office:value-type="date" office:date-value="2025-02-09" calcext:value-type="date">
            <text:p>09/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161]+1" office:value-type="date" office:date-value="2025-02-10" calcext:value-type="date">
            <text:p>10/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2]+1" office:value-type="date" office:date-value="2025-02-11" calcext:value-type="date">
            <text:p>11/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3]+1" office:value-type="date" office:date-value="2025-02-12" calcext:value-type="date">
            <text:p>12/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Assisti ao filme “Sonic 3”.</text:p>
          </table:table-cell>
          <table:table-cell table:style-name="ce2" table:number-columns-repeated="16"/>
          <table:table-cell table:number-columns-repeated="998"/>
        </table:table-row>
        <table:table-row table:style-name="ro13">
          <table:table-cell table:style-name="ce6" table:formula="of:=[.A1164]+1" office:value-type="date" office:date-value="2025-02-13" calcext:value-type="date">
            <text:p>13/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65]+1" office:value-type="date" office:date-value="2025-02-14" calcext:value-type="date">
            <text:p>14/02/2025</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emana corrida, ainda me adaptando às novas rotina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166]+1" office:value-type="date" office:date-value="2025-02-15" calcext:value-type="date">
            <text:p>1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1167]+1" office:value-type="date" office:date-value="2025-02-16" calcext:value-type="date">
            <text:p>16/02/2025</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e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1168]+1" office:value-type="date" office:date-value="2025-02-17" calcext:value-type="date">
            <text:p>17/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ive duas imersões de inglês e… Que vergonha, de verdade, parecendo uma criancinha de 2-3 anos.</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169]+1" office:value-type="date" office:date-value="2025-02-18" calcext:value-type="date">
            <text:p>18/02/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Vários desafios em muitas áreas e eu ainda não tô entendendo como eu vou conseguir encaixar tudo no meu dia. Será que eu vacilei!?</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5">
          <table:table-cell table:style-name="ce6" table:formula="of:=[.A1170]+1" office:value-type="date" office:date-value="2025-02-19" calcext:value-type="date">
            <text:p>19/02/2025</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Um dos dias mais tristes da minha vida. Pela terceira vez consecutiva, mesmo com palavra de promessa empenhada… Não rolou.</text:p>
          </table:table-cell>
          <table:table-cell table:style-name="ce15" office:value-type="string" calcext:value-type="string">
            <text:p>Com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6" table:formula="of:=[.A1171]+1" office:value-type="date" office:date-value="2025-02-20" calcext:value-type="date">
            <text:p>20/02/2025</text:p>
          </table:table-cell>
          <table:table-cell table:style-name="ce10" office:value-type="string" calcext:value-type="string">
            <text:p>X</text:p>
          </table:table-cell>
          <table:table-cell table:style-name="ce10" table:number-columns-repeated="4"/>
          <table:table-cell table:style-name="ce15" office:value-type="string" calcext:value-type="string">
            <text:p>Num dia notícias não tão boas, no outro, ótimas notícias. E vamos seguin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2]+1" office:value-type="date" office:date-value="2025-02-21" calcext:value-type="date">
            <text:p>21/02/2025</text:p>
          </table:table-cell>
          <table:table-cell table:style-name="ce10" table:number-columns-repeated="4"/>
          <table:table-cell table:style-name="ce10" office:value-type="string" calcext:value-type="string">
            <text:p>X</text:p>
          </table:table-cell>
          <table:table-cell table:style-name="ce15" office:value-type="string" calcext:value-type="string">
            <text:p>Tivemos um rollback por conta de uma falha inesperad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3]+1" office:value-type="date" office:date-value="2025-02-22" calcext:value-type="date">
            <text:p>22/02/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mi churrasco, docinhos, bolo e feijoada.</text:p>
          </table:table-cell>
          <table:table-cell table:style-name="ce2" table:number-columns-repeated="16"/>
          <table:table-cell table:number-columns-repeated="998"/>
        </table:table-row>
        <table:table-row table:style-name="ro13">
          <table:table-cell table:style-name="ce6" table:formula="of:=[.A1174]+1" office:value-type="date" office:date-value="2025-02-23" calcext:value-type="date">
            <text:p>23/02/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abençoado e maravilhos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75]+1" office:value-type="date" office:date-value="2025-02-24" calcext:value-type="date">
            <text:p>24/02/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triste e cansativo pra caramb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76]+1" office:value-type="date" office:date-value="2025-02-25" calcext:value-type="date">
            <text:p>25/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21" table:formula="of:=[.A1177]+1" office:value-type="date" office:date-value="2025-02-26" calcext:value-type="date">
            <text:p>26/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Casamento – 14 anos.</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i rodízio de tudo.</text:p>
          </table:table-cell>
          <table:table-cell table:style-name="ce2" table:number-columns-repeated="16"/>
          <table:table-cell table:number-columns-repeated="998"/>
        </table:table-row>
        <table:table-row table:style-name="ro13">
          <table:table-cell table:style-name="ce6" table:formula="of:=[.A1178]+1" office:value-type="date" office:date-value="2025-02-27" calcext:value-type="date">
            <text:p>27/02/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6">
          <table:table-cell table:style-name="ce21" table:formula="of:=[.A1179]+1" office:value-type="date" office:date-value="2025-02-28" calcext:value-type="date">
            <text:p>28/02/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minha amada espos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Reencontrei amigos muito queridos da época do Ensino Fundamental, foi muito divertido.</text:p>
          </table:table-cell>
          <table:table-cell table:style-name="ce2" table:number-columns-repeated="16"/>
          <table:table-cell table:number-columns-repeated="998"/>
        </table:table-row>
        <table:table-row table:style-name="ro2">
          <table:table-cell table:style-name="ce6" table:formula="of:=[.A1180]+1" office:value-type="date" office:date-value="2025-03-01" calcext:value-type="date">
            <text:p>0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meu irmã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1]+1" office:value-type="date" office:date-value="2025-03-02" calcext:value-type="date">
            <text:p>0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abençoado dia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182]+1" office:value-type="date" office:date-value="2025-03-03" calcext:value-type="date">
            <text:p>0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piquenique em família e com irmãos amigos amados. </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3]+1" office:value-type="date" office:date-value="2025-03-04" calcext:value-type="date">
            <text:p>04/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184]+1" office:value-type="date" office:date-value="2025-03-05" calcext:value-type="date">
            <text:p>0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Volta pós feriado, muita correria, ainda tentando me adaptar a agenda de tantos compromissos no dia.</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185]+1" office:value-type="date" office:date-value="2025-03-06" calcext:value-type="date">
            <text:p>0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86]+1" office:value-type="date" office:date-value="2025-03-07" calcext:value-type="date">
            <text:p>0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intenso,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8">
          <table:table-cell table:style-name="ce6" table:formula="of:=[.A1187]+1" office:value-type="date" office:date-value="2025-03-08" calcext:value-type="date">
            <text:p>0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mais que abençoado e maravilhoso em família, tivemos PG e comemoramos o aniversário de nossa irmã, amiga e pastorona amada, Arian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188]+1" office:value-type="date" office:date-value="2025-03-09" calcext:value-type="date">
            <text:p>0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89]+1" office:value-type="date" office:date-value="2025-03-10" calcext:value-type="date">
            <text:p>1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0]+1" office:value-type="date" office:date-value="2025-03-11" calcext:value-type="date">
            <text:p>1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da primeira tarefa do curso de inglê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1]+1" office:value-type="date" office:date-value="2025-03-12" calcext:value-type="date">
            <text:p>1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2]+1" office:value-type="date" office:date-value="2025-03-13" calcext:value-type="date">
            <text:p>13/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6">
          <table:table-cell table:style-name="ce6" table:formula="of:=[.A1193]+1" office:value-type="date" office:date-value="2025-03-14" calcext:value-type="date">
            <text:p>14/03/2025</text:p>
          </table:table-cell>
          <table:table-cell table:style-name="ce10" table:number-columns-repeated="4"/>
          <table:table-cell table:style-name="ce10" office:value-type="string" calcext:value-type="string">
            <text:p>X</text:p>
          </table:table-cell>
          <table:table-cell table:style-name="ce15" office:value-type="string" calcext:value-type="string">
            <text:p>Cansado e com pouca perspectiva de conseguir lidar com todas as responsabilidade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Precisei descansar no início da manhã.</text:p>
          </table:table-cell>
          <table:table-cell table:style-name="ce2" table:number-columns-repeated="16"/>
          <table:table-cell table:number-columns-repeated="998"/>
        </table:table-row>
        <table:table-row table:style-name="ro13">
          <table:table-cell table:style-name="ce6" table:formula="of:=[.A1194]+1" office:value-type="date" office:date-value="2025-03-15" calcext:value-type="date">
            <text:p>15/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195]+1" office:value-type="date" office:date-value="2025-03-16" calcext:value-type="date">
            <text:p>1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dia em família e servimos na igrej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196]+1" office:value-type="date" office:date-value="2025-03-17" calcext:value-type="date">
            <text:p>1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7]+1" office:value-type="date" office:date-value="2025-03-18" calcext:value-type="date">
            <text:p>1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2">
          <table:table-cell table:style-name="ce6" table:formula="of:=[.A1198]+1" office:value-type="date" office:date-value="2025-03-19" calcext:value-type="date">
            <text:p>1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199]+1" office:value-type="date" office:date-value="2025-03-20" calcext:value-type="date">
            <text:p>2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nsegui retomar meus banhos em pé.</text:p>
          </table:table-cell>
          <table:table-cell table:style-name="ce2" table:number-columns-repeated="16"/>
          <table:table-cell table:number-columns-repeated="998"/>
        </table:table-row>
        <table:table-row table:style-name="ro2">
          <table:table-cell table:style-name="ce6" table:formula="of:=[.A1200]+1" office:value-type="date" office:date-value="2025-03-21" calcext:value-type="date">
            <text:p>2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01]+1" office:value-type="date" office:date-value="2025-03-22" calcext:value-type="date">
            <text:p>22/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nota 100 na prov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02]+1" office:value-type="date" office:date-value="2025-03-23" calcext:value-type="date">
            <text:p>23/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1203]+1" office:value-type="date" office:date-value="2025-03-24" calcext:value-type="date">
            <text:p>24/03/2025</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á corrido, tá apertado e eu tô daquele jeito me sentindo muito cans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04]+1" office:value-type="date" office:date-value="2025-03-25" calcext:value-type="date">
            <text:p>25/03/2025</text:p>
          </table:table-cell>
          <table:table-cell table:style-name="ce10" table:number-columns-repeated="4"/>
          <table:table-cell table:style-name="ce10" office:value-type="string" calcext:value-type="string">
            <text:p>X</text:p>
          </table:table-cell>
          <table:table-cell table:style-name="ce15" office:value-type="string" calcext:value-type="string">
            <text:p>Sufocado pela rotina intensa,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05]+1" office:value-type="date" office:date-value="2025-03-26" calcext:value-type="date">
            <text:p>26/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trabalho e estu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6]+1" office:value-type="date" office:date-value="2025-03-27" calcext:value-type="date">
            <text:p>27/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Recebi uma Palavra de Fé e coragem hoje na igreja. Amém!</text:p>
          </table:table-cell>
          <table:table-cell table:style-name="ce2" table:number-columns-repeated="16"/>
          <table:table-cell table:number-columns-repeated="998"/>
        </table:table-row>
        <table:table-row table:style-name="ro2">
          <table:table-cell table:style-name="ce6" table:formula="of:=[.A1207]+1" office:value-type="date" office:date-value="2025-03-28" calcext:value-type="date">
            <text:p>28/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08]+1" office:value-type="date" office:date-value="2025-03-29" calcext:value-type="date">
            <text:p>29/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09]+1" office:value-type="date" office:date-value="2025-03-30" calcext:value-type="date">
            <text:p>30/03/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6" table:formula="of:=[.A1210]+1" office:value-type="date" office:date-value="2025-03-31" calcext:value-type="date">
            <text:p>31/03/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11]+1" office:value-type="date" office:date-value="2025-04-01" calcext:value-type="date">
            <text:p>0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Bons aprendizados no trabalh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12]+1" office:value-type="date" office:date-value="2025-04-02" calcext:value-type="date">
            <text:p>02/04/2025</text:p>
          </table:table-cell>
          <table:table-cell table:style-name="ce10" table:number-columns-repeated="4"/>
          <table:table-cell table:style-name="ce10" office:value-type="string" calcext:value-type="string">
            <text:p>X</text:p>
          </table:table-cell>
          <table:table-cell table:style-name="ce15" office:value-type="string" calcext:value-type="string">
            <text:p>Dia moroso, estranho no trabalho, clima rui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3]+1" office:value-type="date" office:date-value="2025-04-03" calcext:value-type="date">
            <text:p>0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14]+1" office:value-type="date" office:date-value="2025-04-04" calcext:value-type="date">
            <text:p>0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5]+1" office:value-type="date" office:date-value="2025-04-05" calcext:value-type="date">
            <text:p>0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6]+1" office:value-type="date" office:date-value="2025-04-06" calcext:value-type="date">
            <text:p>0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ui à igreja, cantei louvores e recebi uma nova porção do Senhor.</text:p>
          </table:table-cell>
          <table:table-cell table:style-name="ce2" table:number-columns-repeated="16"/>
          <table:table-cell table:number-columns-repeated="998"/>
        </table:table-row>
        <table:table-row table:style-name="ro13">
          <table:table-cell table:style-name="ce6" table:formula="of:=[.A1217]+1" office:value-type="date" office:date-value="2025-04-07" calcext:value-type="date">
            <text:p>0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18]+1" office:value-type="date" office:date-value="2025-04-08" calcext:value-type="date">
            <text:p>0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19]+1" office:value-type="date" office:date-value="2025-04-09" calcext:value-type="date">
            <text:p>0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0]+1" office:value-type="date" office:date-value="2025-04-10" calcext:value-type="date">
            <text:p>1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1]+1" office:value-type="date" office:date-value="2025-04-11" calcext:value-type="date">
            <text:p>1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uito trabalho, bem cansado, mas bem.</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22]+1" office:value-type="date" office:date-value="2025-04-12" calcext:value-type="date">
            <text:p>1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3]+1" office:value-type="date" office:date-value="2025-04-13" calcext:value-type="date">
            <text:p>1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abençoado e tranquil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24]+1" office:value-type="date" office:date-value="2025-04-14" calcext:value-type="date">
            <text:p>1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 de trabalho e aprendizad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25]+1" office:value-type="date" office:date-value="2025-04-15" calcext:value-type="date">
            <text:p>15/04/2025</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Só tarefas chatas no trabalho e muito estress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5">
          <table:table-cell table:style-name="ce6" table:formula="of:=[.A1226]+1" office:value-type="date" office:date-value="2025-04-16" calcext:value-type="date">
            <text:p>1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6">
          <table:table-cell table:style-name="ce6" table:formula="of:=[.A1227]+1" office:value-type="date" office:date-value="2025-04-17" calcext:value-type="date">
            <text:p>1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Por mais que o dia tenha sido derrotante, eu consegui fazer minha par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13">
          <table:table-cell table:style-name="ce6" table:formula="of:=[.A1228]+1" office:value-type="date" office:date-value="2025-04-18" calcext:value-type="date">
            <text:p>18/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29]+1" office:value-type="date" office:date-value="2025-04-19" calcext:value-type="date">
            <text:p>1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30]+1" office:value-type="date" office:date-value="2025-04-20" calcext:value-type="date">
            <text:p>2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1]+1" office:value-type="date" office:date-value="2025-04-21" calcext:value-type="date">
            <text:p>21/04/2025</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6" table:formula="of:=[.A1232]+1" office:value-type="date" office:date-value="2025-04-22" calcext:value-type="date">
            <text:p>22/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233]+1" office:value-type="date" office:date-value="2025-04-23" calcext:value-type="date">
            <text:p>23/04/2025</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ntendendo que, terei que me habituar ao cansaço, até superar este período. E, eu sei que vencerei, mais uma vez.</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34]+1" office:value-type="date" office:date-value="2025-04-24" calcext:value-type="date">
            <text:p>24/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nglês com Música.</text:p>
          </table:table-cell>
          <table:table-cell table:style-name="ce2" table:number-columns-repeated="16"/>
          <table:table-cell table:number-columns-repeated="998"/>
        </table:table-row>
        <table:table-row table:style-name="ro2">
          <table:table-cell table:style-name="ce6" table:formula="of:=[.A1235]+1" office:value-type="date" office:date-value="2025-04-25" calcext:value-type="date">
            <text:p>25/04/2025</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36]+1" office:value-type="date" office:date-value="2025-04-26" calcext:value-type="date">
            <text:p>26/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parcialmente em família, abençoado e tivemos PG.</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6" table:formula="of:=[.A1237]+1" office:value-type="date" office:date-value="2025-04-27" calcext:value-type="date">
            <text:p>27/04/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em famíl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38]+1" office:value-type="date" office:date-value="2025-04-28" calcext:value-type="date">
            <text:p>28/04/2025</text:p>
          </table:table-cell>
          <table:table-cell table:style-name="ce10" table:number-columns-repeated="4"/>
          <table:table-cell table:style-name="ce10" office:value-type="string" calcext:value-type="string">
            <text:p>X</text:p>
          </table:table-cell>
          <table:table-cell table:style-name="ce15" office:value-type="string" calcext:value-type="string">
            <text:p>Tô chegando ao meu limite, cansaço extrem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2">
          <table:table-cell table:style-name="ce6" table:formula="of:=[.A1239]+1" office:value-type="date" office:date-value="2025-04-29" calcext:value-type="date">
            <text:p>29/04/2025</text:p>
          </table:table-cell>
          <table:table-cell table:style-name="ce10" office:value-type="string" calcext:value-type="string">
            <text:p>X</text:p>
          </table:table-cell>
          <table:table-cell table:style-name="ce10" table:number-columns-repeated="4"/>
          <table:table-cell table:style-name="ce15" office:value-type="string" calcext:value-type="string">
            <text:p>Um bom d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Fisioterapia.</text:p>
          </table:table-cell>
          <table:table-cell table:style-name="ce2" table:number-columns-repeated="16"/>
          <table:table-cell table:number-columns-repeated="998"/>
        </table:table-row>
        <table:table-row table:style-name="ro13">
          <table:table-cell table:style-name="ce6" table:formula="of:=[.A1240]+1" office:value-type="date" office:date-value="2025-04-30" calcext:value-type="date">
            <text:p>30/04/2025</text:p>
          </table:table-cell>
          <table:table-cell table:style-name="ce10" office:value-type="string" calcext:value-type="string">
            <text:p>X</text:p>
          </table:table-cell>
          <table:table-cell table:style-name="ce10" table:number-columns-repeated="4"/>
          <table:table-cell table:style-name="ce15" office:value-type="string" calcext:value-type="string">
            <text:p>Com a emenda do feriado… Estou em FÉRIAS!! UHUUULLL!!</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2">
          <table:table-cell table:style-name="ce6" table:formula="of:=[.A1241]+1" office:value-type="date" office:date-value="2025-05-01" calcext:value-type="date">
            <text:p>0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1 - só de bo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2">
          <table:table-cell table:style-name="ce6" table:formula="of:=[.A1242]+1" office:value-type="date" office:date-value="2025-05-02" calcext:value-type="date">
            <text:p>02/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2 - Estudei bastante.</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Imersão de Inglês.</text:p>
          </table:table-cell>
          <table:table-cell table:style-name="ce2" table:number-columns-repeated="16"/>
          <table:table-cell table:number-columns-repeated="998"/>
        </table:table-row>
        <table:table-row table:style-name="ro13">
          <table:table-cell table:style-name="ce6" table:formula="of:=[.A1243]+1" office:value-type="date" office:date-value="2025-05-03" calcext:value-type="date">
            <text:p>03/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3 - Dia abençoado em famíli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Codei um pouco.</text:p>
          </table:table-cell>
          <table:table-cell table:style-name="ce2" table:number-columns-repeated="16"/>
          <table:table-cell table:number-columns-repeated="998"/>
        </table:table-row>
        <table:table-row table:style-name="ro13">
          <table:table-cell table:style-name="ce6" table:formula="of:=[.A1244]+1" office:value-type="date" office:date-value="2025-05-04" calcext:value-type="date">
            <text:p>04/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4 - Dois cultos repletos de louvor e adoração ao Senhor.</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1245]+1" office:value-type="date" office:date-value="2025-05-05" calcext:value-type="date">
            <text:p>05/05/2025</text:p>
          </table:table-cell>
          <table:table-cell table:style-name="ce10" table:number-columns-repeated="4"/>
          <table:table-cell table:style-name="ce10" office:value-type="string" calcext:value-type="string">
            <text:p>X</text:p>
          </table:table-cell>
          <table:table-cell table:style-name="ce15" office:value-type="string" calcext:value-type="string">
            <text:p>Férias 05 - Meu humor tá todo desregulado…</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6]+1" office:value-type="date" office:date-value="2025-05-06" calcext:value-type="date">
            <text:p>06/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6 - Primeir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247]+1" office:value-type="date" office:date-value="2025-05-07" calcext:value-type="date">
            <text:p>07/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7 - Segunda parte da nossa viagem, abençoada e tranquila, Graças a Deus.</text:p>
          </table:table-cell>
          <table:table-cell table:style-name="ce15" office:value-type="string" calcext:value-type="string">
            <text:p>Com alegria e paz.</text:p>
          </table:table-cell>
          <table:table-cell table:number-columns-repeated="2"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248]+1" office:value-type="date" office:date-value="2025-05-08" calcext:value-type="date">
            <text:p>08/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8 - Terceira parte da nossa viagem, Graças a Deus, chegamos.</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49]+1" office:value-type="date" office:date-value="2025-05-09" calcext:value-type="date">
            <text:p>09/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09 - Passamo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0]+1" office:value-type="date" office:date-value="2025-05-10" calcext:value-type="date">
            <text:p>10/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0 - Passamos mais um dia abençoado e tranquilo.</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6" table:formula="of:=[.A1251]+1" office:value-type="date" office:date-value="2025-05-11" calcext:value-type="date">
            <text:p>11/05/2025</text:p>
          </table:table-cell>
          <table:table-cell table:style-name="ce10" office:value-type="string" calcext:value-type="string">
            <text:p>X</text:p>
          </table:table-cell>
          <table:table-cell table:style-name="ce10" table:number-columns-repeated="4"/>
          <table:table-cell table:style-name="ce15" office:value-type="string" calcext:value-type="string">
            <text:p>Férias 11 - Dia abençoado, fomos num passeio a Argentina.</text:p>
          </table:table-cell>
          <table:table-cell table:style-name="ce15" office:value-type="string" calcext:value-type="string">
            <text:p>Com alegria e paz.</text:p>
          </table:table-cell>
          <table:table-cell table:style-name="ce15" office:value-type="string" calcext:value-type="string">
            <text:p>-</text:p>
          </table:table-cell>
          <table:table-cell table:style-name="ce15"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2]+1" office:value-type="date" office:date-value="2025-05-12" calcext:value-type="date">
            <text:p>1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2 - Dia abençoado, fomos num passeio a Argentina.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13">
          <table:table-cell table:style-name="ce18" table:formula="of:=[.A1253]+1" office:value-type="date" office:date-value="2025-05-13" calcext:value-type="date">
            <text:p>1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3 - Dia abençoado, fizemos três passeios muito legai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8">
          <table:table-cell table:style-name="ce18" table:formula="of:=[.A1254]+1" office:value-type="date" office:date-value="2025-05-14" calcext:value-type="date">
            <text:p>1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4 - Dia abençoado, último em Foz. Hora de voltar pra casa a partir de amanhã. Consegui comprar meu novo notebook pra estudo 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13">
          <table:table-cell table:style-name="ce18" table:formula="of:=[.A1255]+1" office:value-type="date" office:date-value="2025-05-15" calcext:value-type="date">
            <text:p>1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5 - Dia abençoado, porém, viagem cansativa até Maringá.</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um pouco.</text:p>
          </table:table-cell>
          <table:table-cell table:style-name="ce2" table:number-columns-repeated="16"/>
          <table:table-cell table:number-columns-repeated="998"/>
        </table:table-row>
        <table:table-row table:style-name="ro6">
          <table:table-cell table:style-name="ce18" table:formula="of:=[.A1256]+1" office:value-type="date" office:date-value="2025-05-16" calcext:value-type="date">
            <text:p>1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6 - Dia abençoado, o restante da viagem foi bem cansativa, mas, estamos em CAS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57]+1" office:value-type="date" office:date-value="2025-05-17" calcext:value-type="date">
            <text:p>1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7 -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5">
          <table:table-cell table:style-name="ce18" table:formula="of:=[.A1258]+1" office:value-type="date" office:date-value="2025-05-18" calcext:value-type="date">
            <text:p>1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18 - Dia abençoado em família, último dia dessas férias. Agradeço ao Senhor pelo descanso proporcion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style-name="ce2" table:number-columns-repeated="16"/>
          <table:table-cell table:number-columns-repeated="998"/>
        </table:table-row>
        <table:table-row table:style-name="ro13">
          <table:table-cell table:style-name="ce18" table:formula="of:=[.A1259]+1" office:value-type="date" office:date-value="2025-05-19" calcext:value-type="date">
            <text:p>19/05/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o ao trabalho após o merecido descan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0]+1" office:value-type="date" office:date-value="2025-05-20" calcext:value-type="date">
            <text:p>20/05/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Eu não tô legal, só iss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61]+1" office:value-type="date" office:date-value="2025-05-21" calcext:value-type="date">
            <text:p>2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Foi um dia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rnei as imersões de inglês.</text:p>
          </table:table-cell>
          <table:table-cell table:style-name="ce2" table:number-columns-repeated="16"/>
          <table:table-cell table:number-columns-repeated="998"/>
        </table:table-row>
        <table:table-row table:style-name="ro13">
          <table:table-cell table:style-name="ce18" table:formula="of:=[.A1262]+1" office:value-type="date" office:date-value="2025-05-22" calcext:value-type="date">
            <text:p>22/05/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nglês com Música.</text:p>
          </table:table-cell>
          <table:table-cell table:style-name="ce2" table:number-columns-repeated="16"/>
          <table:table-cell table:number-columns-repeated="998"/>
        </table:table-row>
        <table:table-row table:style-name="ro13">
          <table:table-cell table:style-name="ce18" table:formula="of:=[.A1263]+1" office:value-type="date" office:date-value="2025-05-23" calcext:value-type="date">
            <text:p>23/05/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um X-Mais.</text:p>
          </table:table-cell>
          <table:table-cell table:style-name="ce2" table:number-columns-repeated="16"/>
          <table:table-cell table:number-columns-repeated="998"/>
        </table:table-row>
        <table:table-row table:style-name="ro13">
          <table:table-cell table:style-name="ce18" table:formula="of:=[.A1264]+1" office:value-type="date" office:date-value="2025-05-24" calcext:value-type="date">
            <text:p>24/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 e tivemos PG com muita un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5]+1" office:value-type="date" office:date-value="2025-05-25" calcext:value-type="date">
            <text:p>25/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66]+1" office:value-type="date" office:date-value="2025-05-26" calcext:value-type="date">
            <text:p>26/05/2025</text:p>
          </table:table-cell>
          <table:table-cell table:style-name="ce28" office:value-type="string" calcext:value-type="string">
            <text:p>X</text:p>
          </table:table-cell>
          <table:table-cell table:style-name="ce28" table:number-columns-repeated="4"/>
          <table:table-cell table:style-name="ce42" office:value-type="string" calcext:value-type="string">
            <text:p>E entre os altos e baixos da vida, lá vou eu me reencontrar novamente. Recomeçar onde é preciso e continuar onde é possíve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pão de alho.</text:p>
          </table:table-cell>
          <table:table-cell table:style-name="ce2" table:number-columns-repeated="16"/>
          <table:table-cell table:number-columns-repeated="998"/>
        </table:table-row>
        <table:table-row table:style-name="ro2">
          <table:table-cell table:style-name="ce18" table:formula="of:=[.A1267]+1" office:value-type="date" office:date-value="2025-05-27" calcext:value-type="date">
            <text:p>27/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2">
          <table:table-cell table:style-name="ce18" table:formula="of:=[.A1268]+1" office:value-type="date" office:date-value="2025-05-28" calcext:value-type="date">
            <text:p>28/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69]+1" office:value-type="date" office:date-value="2025-05-29" calcext:value-type="date">
            <text:p>29/05/2025</text:p>
          </table:table-cell>
          <table:table-cell table:style-name="ce28" table:number-columns-repeated="4"/>
          <table:table-cell table:style-name="ce28" office:value-type="string" calcext:value-type="string">
            <text:p>X</text:p>
          </table:table-cell>
          <table:table-cell table:style-name="ce42" office:value-type="string" calcext:value-type="string">
            <text:p>Minha filha passou mal de madrugada, não dormimos quase nada, dia muito cansativ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18" table:formula="of:=[.A1270]+1" office:value-type="date" office:date-value="2025-05-30" calcext:value-type="date">
            <text:p>30/05/2025</text:p>
          </table:table-cell>
          <table:table-cell table:style-name="ce28" table:number-columns-repeated="4"/>
          <table:table-cell table:style-name="ce28" office:value-type="string" calcext:value-type="string">
            <text:p>X</text:p>
          </table:table-cell>
          <table:table-cell table:style-name="ce42" office:value-type="string" calcext:value-type="string">
            <text:p>Dia onde trabalhei muito, porém, pelo cansaço mental, o trabalho não rendeu tão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18" table:formula="of:=[.A1271]+1" office:value-type="date" office:date-value="2025-05-31" calcext:value-type="date">
            <text:p>31/05/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parcialmente em família, com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2]+1" office:value-type="date" office:date-value="2025-06-01" calcext:value-type="date">
            <text:p>0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parcialmente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273]+1" office:value-type="date" office:date-value="2025-06-02" calcext:value-type="date">
            <text:p>0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74]+1" office:value-type="date" office:date-value="2025-06-03" calcext:value-type="date">
            <text:p>0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elogiado na mentoria de inglês por minha entreg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75]+1" office:value-type="date" office:date-value="2025-06-04" calcext:value-type="date">
            <text:p>0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ô levando bem, começando a me equilibr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2">
          <table:table-cell table:style-name="ce18" table:formula="of:=[.A1276]+1" office:value-type="date" office:date-value="2025-06-05" calcext:value-type="date">
            <text:p>0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277]+1" office:value-type="date" office:date-value="2025-06-06" calcext:value-type="date">
            <text:p>0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balhando muito e evolui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78]+1" office:value-type="date" office:date-value="2025-06-07" calcext:value-type="date">
            <text:p>0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docinhos de aniversário.</text:p>
          </table:table-cell>
          <table:table-cell table:style-name="ce2" table:number-columns-repeated="16"/>
          <table:table-cell table:number-columns-repeated="998"/>
        </table:table-row>
        <table:table-row table:style-name="ro13">
          <table:table-cell table:style-name="ce18" table:formula="of:=[.A1279]+1" office:value-type="date" office:date-value="2025-06-08" calcext:value-type="date">
            <text:p>0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280]+1" office:value-type="date" office:date-value="2025-06-09" calcext:value-type="date">
            <text:p>09/06/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não sei como vou fazer nem como vou resistir, mas, eu vou seguir adiante.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1]+1" office:value-type="date" office:date-value="2025-06-10" calcext:value-type="date">
            <text:p>1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82]+1" office:value-type="date" office:date-value="2025-06-11" calcext:value-type="date">
            <text:p>1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fazer boas entrega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5">
          <table:table-cell table:style-name="ce18" table:formula="of:=[.A1283]+1" office:value-type="date" office:date-value="2025-06-12" calcext:value-type="date">
            <text:p>1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caldo maravilhoso feito por minha esposa.</text:p>
          </table:table-cell>
          <table:table-cell table:style-name="ce2" table:number-columns-repeated="16"/>
          <table:table-cell table:number-columns-repeated="998"/>
        </table:table-row>
        <table:table-row table:style-name="ro5">
          <table:table-cell table:style-name="ce18" table:formula="of:=[.A1284]+1" office:value-type="date" office:date-value="2025-06-13" calcext:value-type="date">
            <text:p>1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85]+1" office:value-type="date" office:date-value="2025-06-14" calcext:value-type="date">
            <text:p>1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286]+1" office:value-type="date" office:date-value="2025-06-15" calcext:value-type="date">
            <text:p>1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18" table:formula="of:=[.A1287]+1" office:value-type="date" office:date-value="2025-06-16" calcext:value-type="date">
            <text:p>1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8]+1" office:value-type="date" office:date-value="2025-06-17" calcext:value-type="date">
            <text:p>1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89]+1" office:value-type="date" office:date-value="2025-06-18" calcext:value-type="date">
            <text:p>1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290]+1" office:value-type="date" office:date-value="2025-06-19" calcext:value-type="date">
            <text:p>1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1]+1" office:value-type="date" office:date-value="2025-06-20" calcext:value-type="date">
            <text:p>2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a cabeça muito cansada, eu tenho conseguido aprender, evoluir e propor boas solu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2]+1" office:value-type="date" office:date-value="2025-06-21" calcext:value-type="date">
            <text:p>21/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cialmente o dia em família, porém, eu me senti mal o dia to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293]+1" office:value-type="date" office:date-value="2025-06-22" calcext:value-type="date">
            <text:p>22/06/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um dia abençoado de comunhão com nossos irmãos amigos pastores e a família do pai do nosso querido pastorzão Elielson.</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294]+1" office:value-type="date" office:date-value="2025-06-23" calcext:value-type="date">
            <text:p>23/06/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fazendo o meu melhor sempre, mesmo cansado, quase esgot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6">
          <table:table-cell table:style-name="ce18" table:formula="of:=[.A1295]+1" office:value-type="date" office:date-value="2025-06-24" calcext:value-type="date">
            <text:p>24/06/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ive na apresentação da querida amiga do inglês, Andreia, e me emocionei com a história del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ntoria de inglês.</text:p>
          </table:table-cell>
          <table:table-cell table:style-name="ce2" table:number-columns-repeated="16"/>
          <table:table-cell table:number-columns-repeated="998"/>
        </table:table-row>
        <table:table-row table:style-name="ro13">
          <table:table-cell table:style-name="ce18" table:formula="of:=[.A1296]+1" office:value-type="date" office:date-value="2025-06-25" calcext:value-type="date">
            <text:p>25/06/2025</text:p>
          </table:table-cell>
          <table:table-cell table:style-name="ce28" office:value-type="string" calcext:value-type="string">
            <text:p>X</text:p>
          </table:table-cell>
          <table:table-cell table:style-name="ce28" table:number-columns-repeated="4"/>
          <table:table-cell table:style-name="ce42" office:value-type="string" calcext:value-type="string">
            <text:p>Festinha caipira da escola de minha filha, uma linda apresentaçã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297]+1" office:value-type="date" office:date-value="2025-06-26" calcext:value-type="date">
            <text:p>26/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298]+1" office:value-type="date" office:date-value="2025-06-27" calcext:value-type="date">
            <text:p>27/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299]+1" office:value-type="date" office:date-value="2025-06-28" calcext:value-type="date">
            <text:p>28/06/2025</text:p>
          </table:table-cell>
          <table:table-cell table:style-name="ce28" office:value-type="string" calcext:value-type="string">
            <text:p>X</text:p>
          </table:table-cell>
          <table:table-cell table:style-name="ce28" table:number-columns-repeated="4"/>
          <table:table-cell table:style-name="ce42" office:value-type="string" calcext:value-type="string">
            <text:p>Aniversário de 71 anos de minha mãe.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urti minha família.</text:p>
          </table:table-cell>
          <table:table-cell table:style-name="ce2" table:number-columns-repeated="16"/>
          <table:table-cell table:number-columns-repeated="998"/>
        </table:table-row>
        <table:table-row table:style-name="ro2">
          <table:table-cell table:style-name="ce18" table:formula="of:=[.A1300]+1" office:value-type="date" office:date-value="2025-06-29" calcext:value-type="date">
            <text:p>29/06/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1]+1" office:value-type="date" office:date-value="2025-06-30" calcext:value-type="date">
            <text:p>30/06/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2]+1" office:value-type="date" office:date-value="2025-07-01" calcext:value-type="date">
            <text:p>0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303]+1" office:value-type="date" office:date-value="2025-07-02" calcext:value-type="date">
            <text:p>0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04]+1" office:value-type="date" office:date-value="2025-07-03" calcext:value-type="date">
            <text:p>03/07/2025</text:p>
          </table:table-cell>
          <table:table-cell table:style-name="ce28" table:number-columns-repeated="4"/>
          <table:table-cell table:style-name="ce28" office:value-type="string" calcext:value-type="string">
            <text:p>X</text:p>
          </table:table-cell>
          <table:table-cell table:style-name="ce42" office:value-type="string" calcext:value-type="string">
            <text:p>Bem triste pela imensa humilhação a qual sou submetido no trabalho, mês após mês. Mas, crente de que Deus tem preparado o meu sucesso e progr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05]+1" office:value-type="date" office:date-value="2025-07-04" calcext:value-type="date">
            <text:p>0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13">
          <table:table-cell table:style-name="ce18" table:formula="of:=[.A1306]+1" office:value-type="date" office:date-value="2025-07-05" calcext:value-type="date">
            <text:p>0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07]+1" office:value-type="date" office:date-value="2025-07-06" calcext:value-type="date">
            <text:p>0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2">
          <table:table-cell table:style-name="ce18" table:formula="of:=[.A1308]+1" office:value-type="date" office:date-value="2025-07-07" calcext:value-type="date">
            <text:p>0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09]+1" office:value-type="date" office:date-value="2025-07-08" calcext:value-type="date">
            <text:p>0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2">
          <table:table-cell table:style-name="ce18" table:formula="of:=[.A1310]+1" office:value-type="date" office:date-value="2025-07-09" calcext:value-type="date">
            <text:p>0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novo e legal desafio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1]+1" office:value-type="date" office:date-value="2025-07-10" calcext:value-type="date">
            <text:p>1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2]+1" office:value-type="date" office:date-value="2025-07-11" calcext:value-type="date">
            <text:p>1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firras árabes.</text:p>
          </table:table-cell>
          <table:table-cell table:style-name="ce2" table:number-columns-repeated="16"/>
          <table:table-cell table:number-columns-repeated="998"/>
        </table:table-row>
        <table:table-row table:style-name="ro8">
          <table:table-cell table:style-name="ce18" table:formula="of:=[.A1313]+1" office:value-type="date" office:date-value="2025-07-12" calcext:value-type="date">
            <text:p>12/07/2025</text:p>
          </table:table-cell>
          <table:table-cell table:style-name="ce28" table:number-columns-repeated="4"/>
          <table:table-cell table:style-name="ce28" office:value-type="string" calcext:value-type="string">
            <text:p>X</text:p>
          </table:table-cell>
          <table:table-cell table:style-name="ce42" office:value-type="string" calcext:value-type="string">
            <text:p>Muitos afazeres, praticamente não tenho conseguido viver minha vida, só executando todas as tarefas. Mas, eu sei que vou vencer mais esse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14]+1" office:value-type="date" office:date-value="2025-07-13" calcext:value-type="date">
            <text:p>1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abençoado e maravilhos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15]+1" office:value-type="date" office:date-value="2025-07-14" calcext:value-type="date">
            <text:p>1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6]+1" office:value-type="date" office:date-value="2025-07-15" calcext:value-type="date">
            <text:p>15/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s coisas no trabalho tão muito estranhas, parece que tô sendo deixado de l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7]+1" office:value-type="date" office:date-value="2025-07-16" calcext:value-type="date">
            <text:p>16/07/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reformulando meu perfil no LinkedIn (versão 2025/2026) e estou ficando bem satisfeit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18]+1" office:value-type="date" office:date-value="2025-07-17" calcext:value-type="date">
            <text:p>17/07/2025</text:p>
          </table:table-cell>
          <table:table-cell table:style-name="ce28" office:value-type="string" calcext:value-type="string">
            <text:p>X</text:p>
          </table:table-cell>
          <table:table-cell table:style-name="ce28" table:number-columns-repeated="4"/>
          <table:table-cell table:style-name="ce42" office:value-type="string" calcext:value-type="string">
            <text:p>Meu perfil ficou muito bom e, tenho fé que me trará muitas novas oportunidad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19]+1" office:value-type="date" office:date-value="2025-07-18" calcext:value-type="date">
            <text:p>1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Imersão de Inglês.</text:p>
          </table:table-cell>
          <table:table-cell table:style-name="ce2" table:number-columns-repeated="16"/>
          <table:table-cell table:number-columns-repeated="998"/>
        </table:table-row>
        <table:table-row table:style-name="ro13">
          <table:table-cell table:style-name="ce18" table:formula="of:=[.A1320]+1" office:value-type="date" office:date-value="2025-07-19" calcext:value-type="date">
            <text:p>19/07/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parcialmente em família e tivemos um abençoad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21]+1" office:value-type="date" office:date-value="2025-07-20" calcext:value-type="date">
            <text:p>2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2">
          <table:table-cell table:style-name="ce18" table:formula="of:=[.A1322]+1" office:value-type="date" office:date-value="2025-07-21" calcext:value-type="date">
            <text:p>2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norma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23]+1" office:value-type="date" office:date-value="2025-07-22" calcext:value-type="date">
            <text:p>22/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24]+1" office:value-type="date" office:date-value="2025-07-23" calcext:value-type="date">
            <text:p>23/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25]+1" office:value-type="date" office:date-value="2025-07-24" calcext:value-type="date">
            <text:p>24/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326]+1" office:value-type="date" office:date-value="2025-07-25" calcext:value-type="date">
            <text:p>25/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6" table:formula="of:=[.A1327]+1" office:value-type="date" office:date-value="2025-07-26" calcext:value-type="date">
            <text:p>26/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meu aniversário de 43 an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Comi bastante churrasco.</text:p>
          </table:table-cell>
          <table:table-cell table:style-name="ce2" table:number-columns-repeated="16"/>
          <table:table-cell table:number-columns-repeated="998"/>
        </table:table-row>
        <table:table-row table:style-name="ro6">
          <table:table-cell table:style-name="ce6" table:formula="of:=[.A1328]+1" office:value-type="date" office:date-value="2025-07-27" calcext:value-type="date">
            <text:p>27/07/2025</text:p>
          </table:table-cell>
          <table:table-cell table:style-name="ce10" office:value-type="string" calcext:value-type="string">
            <text:p>X</text:p>
          </table:table-cell>
          <table:table-cell table:style-name="ce10" table:number-columns-repeated="4"/>
          <table:table-cell table:style-name="ce15" office:value-type="string" calcext:value-type="string">
            <text:p>Tive surpresa com parabéns pelos irmãos na igreja e 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29]+1" office:value-type="date" office:date-value="2025-07-28" calcext:value-type="date">
            <text:p>28/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30]+1" office:value-type="date" office:date-value="2025-07-29" calcext:value-type="date">
            <text:p>29/07/2025</text:p>
          </table:table-cell>
          <table:table-cell table:style-name="ce28" table:number-columns-repeated="4"/>
          <table:table-cell table:style-name="ce28" office:value-type="string" calcext:value-type="string">
            <text:p>X</text:p>
          </table:table-cell>
          <table:table-cell table:style-name="ce42" office:value-type="string" calcext:value-type="string">
            <text:p>Apesar de ter feito muitas coisas no trabalho, não consegui até a hora atual, fazer minha tarefa de inglês, terei que fazer tudo correndo e estou muito cansado. Não sei se dará temp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ada, não consegui fazer praticamente nada. Só correndo o dia inteiro.</text:p>
          </table:table-cell>
          <table:table-cell table:style-name="ce2" table:number-columns-repeated="16"/>
          <table:table-cell table:number-columns-repeated="998"/>
        </table:table-row>
        <table:table-row table:style-name="ro13">
          <table:table-cell table:style-name="ce18" table:formula="of:=[.A1331]+1" office:value-type="date" office:date-value="2025-07-30" calcext:value-type="date">
            <text:p>30/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2]+1" office:value-type="date" office:date-value="2025-07-31" calcext:value-type="date">
            <text:p>31/07/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3]+1" office:value-type="date" office:date-value="2025-08-01" calcext:value-type="date">
            <text:p>0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bom dia de trabalho e aprendiz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34]+1" office:value-type="date" office:date-value="2025-08-02" calcext:value-type="date">
            <text:p>0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tranquilo de muitas alegrias e celebraçõ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olo de aniversário.</text:p>
          </table:table-cell>
          <table:table-cell table:style-name="ce2" table:number-columns-repeated="16"/>
          <table:table-cell table:number-columns-repeated="998"/>
        </table:table-row>
        <table:table-row table:style-name="ro6">
          <table:table-cell table:style-name="ce6" table:formula="of:=[.A1335]+1" office:value-type="date" office:date-value="2025-08-03" calcext:value-type="date">
            <text:p>03/08/2025</text:p>
          </table:table-cell>
          <table:table-cell table:style-name="ce10" office:value-type="string" calcext:value-type="string">
            <text:p>X</text:p>
          </table:table-cell>
          <table:table-cell table:style-name="ce10" table:number-columns-repeated="4"/>
          <table:table-cell table:style-name="ce15" office:value-type="string" calcext:value-type="string">
            <text:p>Dia muito abençoado, parcialmente em família, muito estudo e também atividade físic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18" table:formula="of:=[.A1336]+1" office:value-type="date" office:date-value="2025-08-04" calcext:value-type="date">
            <text:p>0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corrido, colega em férias e todas as sustentações sob minha responsab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37]+1" office:value-type="date" office:date-value="2025-08-05" calcext:value-type="date">
            <text:p>0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dia corrido e várias sustentações em minha responsabilidade, consegui me sair be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8]+1" office:value-type="date" office:date-value="2025-08-06" calcext:value-type="date">
            <text:p>0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39]+1" office:value-type="date" office:date-value="2025-08-07" calcext:value-type="date">
            <text:p>0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trabalho ainda corrido, mas, tenho me sobressaído, inclusive recebendo elogios da lideranç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8">
          <table:table-cell table:style-name="ce18" table:formula="of:=[.A1340]+1" office:value-type="date" office:date-value="2025-08-08" calcext:value-type="date">
            <text:p>0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1]+1" office:value-type="date" office:date-value="2025-08-09" calcext:value-type="date">
            <text:p>09/08/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moções da despedida da irmã Thaís e irmão Elson que vão embor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uito churrasco gaúcho.</text:p>
          </table:table-cell>
          <table:table-cell table:style-name="ce2" table:number-columns-repeated="16"/>
          <table:table-cell table:number-columns-repeated="998"/>
        </table:table-row>
        <table:table-row table:style-name="ro13">
          <table:table-cell table:style-name="ce18" table:formula="of:=[.A1342]+1" office:value-type="date" office:date-value="2025-08-10" calcext:value-type="date">
            <text:p>1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dorei muito ao nosso Deus na igreja.</text:p>
          </table:table-cell>
          <table:table-cell table:style-name="ce2" table:number-columns-repeated="16"/>
          <table:table-cell table:number-columns-repeated="998"/>
        </table:table-row>
        <table:table-row table:style-name="ro8">
          <table:table-cell table:style-name="ce18" table:formula="of:=[.A1343]+1" office:value-type="date" office:date-value="2025-08-11" calcext:value-type="date">
            <text:p>11/08/2025</text:p>
          </table:table-cell>
          <table:table-cell table:style-name="ce28" office:value-type="string" calcext:value-type="string">
            <text:p>X</text:p>
          </table:table-cell>
          <table:table-cell table:style-name="ce28" table:number-columns-repeated="4"/>
          <table:table-cell table:style-name="ce42" office:value-type="string" calcext:value-type="string">
            <text:p>O Senhor tem me suportado, eu tenho me sobressaído em meio ao caos, tenho conseguido criar, pensar, fazer, fluir. Amém Pai, Amém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4]+1" office:value-type="date" office:date-value="2025-08-12" calcext:value-type="date">
            <text:p>1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45]+1" office:value-type="date" office:date-value="2025-08-13" calcext:value-type="date">
            <text:p>1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6]+1" office:value-type="date" office:date-value="2025-08-14" calcext:value-type="date">
            <text:p>1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47]+1" office:value-type="date" office:date-value="2025-08-15" calcext:value-type="date">
            <text:p>1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6">
          <table:table-cell table:style-name="ce18" table:formula="of:=[.A1348]+1" office:value-type="date" office:date-value="2025-08-16" calcext:value-type="date">
            <text:p>16/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sso PG nos entregou muita bênção e revelações d’A Palavra d’O Senhor, amém.</text:p>
          </table:table-cell>
          <table:table-cell table:style-name="ce2" table:number-columns-repeated="16"/>
          <table:table-cell table:number-columns-repeated="998"/>
        </table:table-row>
        <table:table-row table:style-name="ro13">
          <table:table-cell table:style-name="ce18" table:formula="of:=[.A1349]+1" office:value-type="date" office:date-value="2025-08-17" calcext:value-type="date">
            <text:p>17/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quele dia repleto de bênçãos, em família, com muita alegria e estu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0]+1" office:value-type="date" office:date-value="2025-08-18" calcext:value-type="date">
            <text:p>1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Aprendizado e evolução constantes, dia a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1]+1" office:value-type="date" office:date-value="2025-08-19" calcext:value-type="date">
            <text:p>1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52]+1" office:value-type="date" office:date-value="2025-08-20" calcext:value-type="date">
            <text:p>2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enho feito entregas de muita qualidade, meu espírito, mente e corpo estão voltando à evoluir e se alinhar de forma muito positiv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21" table:formula="of:=[.A1353]+1" office:value-type="date" office:date-value="2025-08-21" calcext:value-type="date">
            <text:p>21/08/2025</text:p>
          </table:table-cell>
          <table:table-cell table:style-name="ce37" office:value-type="string" calcext:value-type="string">
            <text:p>X</text:p>
          </table:table-cell>
          <table:table-cell table:style-name="ce37" table:number-columns-repeated="4"/>
          <table:table-cell table:style-name="ce49" office:value-type="string" calcext:value-type="string">
            <text:p>Aprendizado e evolução constantes, dia a dia.</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Comprei um Fusca 76. Ô Glória!! Bem-vindo a família, Blueberry.</text:p>
          </table:table-cell>
          <table:table-cell table:style-name="ce2" table:number-columns-repeated="16"/>
          <table:table-cell table:number-columns-repeated="998"/>
        </table:table-row>
        <table:table-row table:style-name="ro8">
          <table:table-cell table:style-name="ce18" table:formula="of:=[.A1354]+1" office:value-type="date" office:date-value="2025-08-22" calcext:value-type="date">
            <text:p>22/08/2025</text:p>
          </table:table-cell>
          <table:table-cell table:style-name="ce28" office:value-type="string" calcext:value-type="string">
            <text:p>X</text:p>
          </table:table-cell>
          <table:table-cell table:style-name="ce28" table:number-columns-repeated="4"/>
          <table:table-cell table:style-name="ce42" office:value-type="string" calcext:value-type="string">
            <text:p>Fortes emoções, entrevista com bom fit, recebimento do bônus do semestre, muita diversão e alegria, reencontro com amigo de longa dat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55]+1" office:value-type="date" office:date-value="2025-08-23" calcext:value-type="date">
            <text:p>23/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repleto de bênçãos e alegrias, em família, com ensaio de louvores maravilhoso, com PG e comunhão com os irmãos e… O Blueberry veio pra ca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amos muito no PG.</text:p>
          </table:table-cell>
          <table:table-cell table:style-name="ce2" table:number-columns-repeated="16"/>
          <table:table-cell table:number-columns-repeated="998"/>
        </table:table-row>
        <table:table-row table:style-name="ro13">
          <table:table-cell table:style-name="ce18" table:formula="of:=[.A1356]+1" office:value-type="date" office:date-value="2025-08-24" calcext:value-type="date">
            <text:p>24/08/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57]+1" office:value-type="date" office:date-value="2025-08-25" calcext:value-type="date">
            <text:p>25/08/2025</text:p>
          </table:table-cell>
          <table:table-cell table:style-name="ce28" office:value-type="string" calcext:value-type="string">
            <text:p>X</text:p>
          </table:table-cell>
          <table:table-cell table:style-name="ce28" table:number-columns-repeated="4"/>
          <table:table-cell table:style-name="ce42" office:value-type="string" calcext:value-type="string">
            <text:p>Tudo transcorreu bem ao longo do d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9">
          <table:table-cell table:style-name="ce18" table:formula="of:=[.A1358]+1" office:value-type="date" office:date-value="2025-08-26" calcext:value-type="date">
            <text:p>26/08/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 Mas, tivemos uma alegria imensa em participar da gravação do nosso amado irmão, Mateus Lop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18" table:formula="of:=[.A1359]+1" office:value-type="date" office:date-value="2025-08-27" calcext:value-type="date">
            <text:p>27/08/2025</text:p>
          </table:table-cell>
          <table:table-cell table:style-name="ce28" table:number-columns-repeated="2"/>
          <table:table-cell table:style-name="ce28" office:value-type="string" calcext:value-type="string">
            <text:p>X</text:p>
          </table:table-cell>
          <table:table-cell table:style-name="ce28" table:number-columns-repeated="2"/>
          <table:table-cell table:style-name="ce42" office:value-type="string" calcext:value-type="string">
            <text:p>Os prazos pra concluir as minhas entregas estão findando, isso me preocupa e deixa tris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0]+1" office:value-type="date" office:date-value="2025-08-28" calcext:value-type="date">
            <text:p>28/08/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heci o belíssimo escritório da XP, aqui em Uberlândia e fiz o meu pré planejamento de investimentos com meu novo Assessor B2C.</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1]+1" office:value-type="date" office:date-value="2025-08-29" calcext:value-type="date">
            <text:p>29/08/2025</text:p>
          </table:table-cell>
          <table:table-cell table:style-name="ce28" office:value-type="string" calcext:value-type="string">
            <text:p>X</text:p>
          </table:table-cell>
          <table:table-cell table:style-name="ce28" table:number-columns-repeated="4"/>
          <table:table-cell table:style-name="ce42" office:value-type="string" calcext:value-type="string">
            <text:p>Nos reunimos com nossos irmãos Jorlano e Raquel e suas filhas fofas, Elisa e Eloá e foi um momen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62]+1" office:value-type="date" office:date-value="2025-08-30" calcext:value-type="date">
            <text:p>30/08/2025</text:p>
          </table:table-cell>
          <table:table-cell table:style-name="ce28" office:value-type="string" calcext:value-type="string">
            <text:p>X</text:p>
          </table:table-cell>
          <table:table-cell table:style-name="ce28" table:number-columns-repeated="4"/>
          <table:table-cell table:style-name="ce42" office:value-type="string" calcext:value-type="string">
            <text:p>Pegamos o doc do Blueberry para transferência e passamos um dia abençoado e maravilhos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ive um dia de “Princeso” e codei muito.</text:p>
          </table:table-cell>
          <table:table-cell table:style-name="ce2" table:number-columns-repeated="16"/>
          <table:table-cell table:number-columns-repeated="998"/>
        </table:table-row>
        <table:table-row table:style-name="ro5">
          <table:table-cell table:style-name="ce18" table:formula="of:=[.A1363]+1" office:value-type="date" office:date-value="2025-08-31" calcext:value-type="date">
            <text:p>31/08/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18" table:formula="of:=[.A1364]+1" office:value-type="date" office:date-value="2025-09-01" calcext:value-type="date">
            <text:p>01/09/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Recebemos uma unção muito forte na apresentação abençoada do Morada.</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365]+1" office:value-type="date" office:date-value="2025-09-02" calcext:value-type="date">
            <text:p>02/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Todas as coisas acumuladas estão por fazer ou concluir. Estou triste e com medo. Eu creio em Deus, mas, a pressão está me enlouquecend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66]+1" office:value-type="date" office:date-value="2025-09-03" calcext:value-type="date">
            <text:p>0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CURA e libertação, dia de dizer NÃO e, assim, dizer SIM. Glória a Deus!! </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67]+1" office:value-type="date" office:date-value="2025-09-04" calcext:value-type="date">
            <text:p>0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várias coisas em casa.</text:p>
          </table:table-cell>
          <table:table-cell table:style-name="ce2" table:number-columns-repeated="16"/>
          <table:table-cell table:number-columns-repeated="998"/>
        </table:table-row>
        <table:table-row table:style-name="ro13">
          <table:table-cell table:style-name="ce18" table:formula="of:=[.A1368]+1" office:value-type="date" office:date-value="2025-09-05" calcext:value-type="date">
            <text:p>0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3">
          <table:table-cell table:style-name="ce18" table:formula="of:=[.A1369]+1" office:value-type="date" office:date-value="2025-09-06" calcext:value-type="date">
            <text:p>0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Ótimo dia em família e ainda tivemos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ormi bem de ontem pra hoje.</text:p>
          </table:table-cell>
          <table:table-cell table:style-name="ce2" table:number-columns-repeated="16"/>
          <table:table-cell table:number-columns-repeated="998"/>
        </table:table-row>
        <table:table-row table:style-name="ro10">
          <table:table-cell table:style-name="ce18" table:formula="of:=[.A1370]+1" office:value-type="date" office:date-value="2025-09-07" calcext:value-type="date">
            <text:p>0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ntas bênçãos num só dia: desfilamos em família o 7 de setembro com o Blueberry, minha mãe estava junto; fizemos almoço com churrasco na nova grelha parrilha argentina para minha família; os cultos foram maravilhosos na igrej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1]+1" office:value-type="date" office:date-value="2025-09-08" calcext:value-type="date">
            <text:p>0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5">
          <table:table-cell table:style-name="ce18" table:formula="of:=[.A1372]+1" office:value-type="date" office:date-value="2025-09-09" calcext:value-type="date">
            <text:p>09/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Estava tudo correndo razoavelmente bem, porém, do NADA, meu gerente está muito estranho e foi até agressivo comigo hoj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eu planejamento de investimentos com o Assessor e Investor XP.</text:p>
          </table:table-cell>
          <table:table-cell table:style-name="ce2" table:number-columns-repeated="16"/>
          <table:table-cell table:number-columns-repeated="998"/>
        </table:table-row>
        <table:table-row table:style-name="ro13">
          <table:table-cell table:style-name="ce18" table:formula="of:=[.A1373]+1" office:value-type="date" office:date-value="2025-09-10" calcext:value-type="date">
            <text:p>1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4]+1" office:value-type="date" office:date-value="2025-09-11" calcext:value-type="date">
            <text:p>1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75]+1" office:value-type="date" office:date-value="2025-09-12" calcext:value-type="date">
            <text:p>1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6]+1" office:value-type="date" office:date-value="2025-09-13" calcext:value-type="date">
            <text:p>1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8">
          <table:table-cell table:style-name="ce18" table:formula="of:=[.A1377]+1" office:value-type="date" office:date-value="2025-09-14" calcext:value-type="date">
            <text:p>1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bênçãos: fizemos almoço com churrasco na nova grelha parrilha argentina para nossos irmãos, amigos e pastores queridos e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18" table:formula="of:=[.A1378]+1" office:value-type="date" office:date-value="2025-09-15" calcext:value-type="date">
            <text:p>1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79]+1" office:value-type="date" office:date-value="2025-09-16" calcext:value-type="date">
            <text:p>1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380]+1" office:value-type="date" office:date-value="2025-09-17" calcext:value-type="date">
            <text:p>17/09/2025</text:p>
          </table:table-cell>
          <table:table-cell table:style-name="ce28" table:number-columns-repeated="2"/>
          <table:table-cell table:style-name="ce28" office:value-type="string" calcext:value-type="string">
            <text:p>X</text:p>
          </table:table-cell>
          <table:table-cell table:style-name="ce28"/>
          <table:table-cell table:style-name="ce28" office:value-type="string" calcext:value-type="string">
            <text:p>X</text:p>
          </table:table-cell>
          <table:table-cell table:style-name="ce42" office:value-type="string" calcext:value-type="string">
            <text:p>O clima na XP tá péssimo, as propostas de trabalho que tão surgindo não fazem sentido. Sigo com Fé!!</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1]+1" office:value-type="date" office:date-value="2025-09-18" calcext:value-type="date">
            <text:p>1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Sigo, com Fé e vivendo um dia de cada ve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6">
          <table:table-cell table:style-name="ce21" table:formula="of:=[.A1382]+1" office:value-type="date" office:date-value="2025-09-19" calcext:value-type="date">
            <text:p>19/09/2025</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TRÊS anos de XP, três anos como profissional de desenvolvimento, em Tech!!</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Transferi o Blueberry pro meu nome.</text:p>
          </table:table-cell>
          <table:table-cell table:style-name="ce2" table:number-columns-repeated="16"/>
          <table:table-cell table:number-columns-repeated="998"/>
        </table:table-row>
        <table:table-row table:style-name="ro13">
          <table:table-cell table:style-name="ce18" table:formula="of:=[.A1383]+1" office:value-type="date" office:date-value="2025-09-20" calcext:value-type="date">
            <text:p>2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um abençoa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style-name="ce2" table:number-columns-repeated="16"/>
          <table:table-cell table:number-columns-repeated="998"/>
        </table:table-row>
        <table:table-row table:style-name="ro6">
          <table:table-cell table:style-name="ce18" table:formula="of:=[.A1384]+1" office:value-type="date" office:date-value="2025-09-21" calcext:value-type="date">
            <text:p>21/09/2025</text:p>
          </table:table-cell>
          <table:table-cell table:style-name="ce28" office:value-type="string" calcext:value-type="string">
            <text:p>X</text:p>
          </table:table-cell>
          <table:table-cell table:style-name="ce28" table:number-columns-repeated="4"/>
          <table:table-cell table:style-name="ce42" office:value-type="string" calcext:value-type="string">
            <text:p>Comemoramos os 8 aninhos da nossa querida Anna e 5 aninhos da nossa adorada Bellinh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13">
          <table:table-cell table:style-name="ce18" table:formula="of:=[.A1385]+1" office:value-type="date" office:date-value="2025-09-22" calcext:value-type="date">
            <text:p>22/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6]+1" office:value-type="date" office:date-value="2025-09-23" calcext:value-type="date">
            <text:p>23/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7]+1" office:value-type="date" office:date-value="2025-09-24" calcext:value-type="date">
            <text:p>24/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88]+1" office:value-type="date" office:date-value="2025-09-25" calcext:value-type="date">
            <text:p>25/09/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389]+1" office:value-type="date" office:date-value="2025-09-26" calcext:value-type="date">
            <text:p>26/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8">
          <table:table-cell table:style-name="ce18" table:formula="of:=[.A1390]+1" office:value-type="date" office:date-value="2025-09-27" calcext:value-type="date">
            <text:p>27/09/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sozinho, pois, minhas meninas estão no acampamento da igreja, mas, O Senhor me presenteou com um dia maravilhoso com meus pais e amig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BÊNÇÃO: joguei vôlei com a turma.</text:p>
          </table:table-cell>
          <table:table-cell table:style-name="ce2" table:number-columns-repeated="16"/>
          <table:table-cell table:number-columns-repeated="998"/>
        </table:table-row>
        <table:table-row table:style-name="ro6">
          <table:table-cell table:style-name="ce18" table:formula="of:=[.A1391]+1" office:value-type="date" office:date-value="2025-09-28" calcext:value-type="date">
            <text:p>28/09/2025</text:p>
          </table:table-cell>
          <table:table-cell table:style-name="ce28" office:value-type="string" calcext:value-type="string">
            <text:p>X</text:p>
          </table:table-cell>
          <table:table-cell table:style-name="ce28" table:number-columns-repeated="4"/>
          <table:table-cell table:style-name="ce42" office:value-type="string" calcext:value-type="string">
            <text:p>Minha esposa e filha chegaram do acampamento e passamos o resto do dia junt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2]+1" office:value-type="date" office:date-value="2025-09-29" calcext:value-type="date">
            <text:p>29/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393]+1" office:value-type="date" office:date-value="2025-09-30" calcext:value-type="date">
            <text:p>30/09/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13">
          <table:table-cell table:style-name="ce18" table:formula="of:=[.A1394]+1" office:value-type="date" office:date-value="2025-10-01" calcext:value-type="date">
            <text:p>0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portunidades surgindo, vamos ver onde vamo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395]+1" office:value-type="date" office:date-value="2025-10-02" calcext:value-type="date">
            <text:p>0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ou vendo pra entrar como investidor no ramo da construção civil.</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mini pizza (esfirra).</text:p>
          </table:table-cell>
          <table:table-cell table:style-name="ce2" table:number-columns-repeated="16"/>
          <table:table-cell table:number-columns-repeated="998"/>
        </table:table-row>
        <table:table-row table:style-name="ro6">
          <table:table-cell table:style-name="ce18" table:formula="of:=[.A1396]+1" office:value-type="date" office:date-value="2025-10-03" calcext:value-type="date">
            <text:p>03/10/2025</text:p>
          </table:table-cell>
          <table:table-cell table:style-name="ce28" table:number-columns-repeated="4"/>
          <table:table-cell table:style-name="ce28" office:value-type="string" calcext:value-type="string">
            <text:p>X</text:p>
          </table:table-cell>
          <table:table-cell table:style-name="ce42" office:value-type="string" calcext:value-type="string">
            <text:p>Mental e fisicamente esgotado. Deus, preciso de novidade de vida, principalmente, profissional.</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2">
          <table:table-cell table:style-name="ce18" table:formula="of:=[.A1397]+1" office:value-type="date" office:date-value="2025-10-04" calcext:value-type="date">
            <text:p>0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13">
          <table:table-cell table:style-name="ce18" table:formula="of:=[.A1398]+1" office:value-type="date" office:date-value="2025-10-05" calcext:value-type="date">
            <text:p>0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parte d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18" table:formula="of:=[.A1399]+1" office:value-type="date" office:date-value="2025-10-06" calcext:value-type="date">
            <text:p>0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Retornamos às segundas-feiras e tivemos muita bênção em nosso PG.</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Treinei musculação.</text:p>
          </table:table-cell>
          <table:table-cell table:style-name="ce2" table:number-columns-repeated="16"/>
          <table:table-cell table:number-columns-repeated="998"/>
        </table:table-row>
        <table:table-row table:style-name="ro13">
          <table:table-cell table:style-name="ce18" table:formula="of:=[.A1400]+1" office:value-type="date" office:date-value="2025-10-07" calcext:value-type="date">
            <text:p>0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O dia foi normal, mas, poderia ter sido um pouco melhor, enfi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Joguei vôlei com a turma.</text:p>
          </table:table-cell>
          <table:table-cell table:style-name="ce2" table:number-columns-repeated="16"/>
          <table:table-cell table:number-columns-repeated="998"/>
        </table:table-row>
        <table:table-row table:style-name="ro6">
          <table:table-cell table:style-name="ce18" table:formula="of:=[.A1401]+1" office:value-type="date" office:date-value="2025-10-08" calcext:value-type="date">
            <text:p>08/10/2025</text:p>
          </table:table-cell>
          <table:table-cell table:style-name="ce28" table:number-columns-repeated="4"/>
          <table:table-cell table:style-name="ce28" office:value-type="string" calcext:value-type="string">
            <text:p>X</text:p>
          </table:table-cell>
          <table:table-cell table:style-name="ce42" office:value-type="string" calcext:value-type="string">
            <text:p>Lá vou eu ter que operar DE NOVO, desta vez, o dedo da mão. Enfim… Que O Senhor abenço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8">
          <table:table-cell table:style-name="ce18" table:formula="of:=[.A1402]+1" office:value-type="date" office:date-value="2025-10-09" calcext:value-type="date">
            <text:p>09/10/2025</text:p>
          </table:table-cell>
          <table:table-cell table:style-name="ce28" office:value-type="string" calcext:value-type="string">
            <text:p>X</text:p>
          </table:table-cell>
          <table:table-cell table:style-name="ce28"/>
          <table:table-cell table:style-name="ce28" office:value-type="string" calcext:value-type="string">
            <text:p>X</text:p>
          </table:table-cell>
          <table:table-cell table:style-name="ce28" table:number-columns-repeated="2"/>
          <table:table-cell table:style-name="ce42" office:value-type="string" calcext:value-type="string">
            <text:p>A cirurgia correu bem, salvo as inúmeras recomendações do médico, com relação aos muitos cuidados, tudo bem. Obrigado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o diria Pumba: “Comi como um porco.”. </text:p>
          </table:table-cell>
          <table:table-cell table:style-name="ce2" table:number-columns-repeated="16"/>
          <table:table-cell table:number-columns-repeated="998"/>
        </table:table-row>
        <table:table-row table:style-name="ro13">
          <table:table-cell table:style-name="ce18" table:formula="of:=[.A1403]+1" office:value-type="date" office:date-value="2025-10-10" calcext:value-type="date">
            <text:p>1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i o dia organizando algumas coisas e oportunidades caminha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2">
          <table:table-cell table:style-name="ce18" table:formula="of:=[.A1404]+1" office:value-type="date" office:date-value="2025-10-11" calcext:value-type="date">
            <text:p>1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5">
          <table:table-cell table:style-name="ce18" table:formula="of:=[.A1405]+1" office:value-type="date" office:date-value="2025-10-12" calcext:value-type="date">
            <text:p>12/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iz café da manhã de dia das crianças pra minha filha e passamos o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18" table:formula="of:=[.A1406]+1" office:value-type="date" office:date-value="2025-10-13" calcext:value-type="date">
            <text:p>1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Evoluindo em várias frentes e com tranquilidad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13">
          <table:table-cell table:style-name="ce18" table:formula="of:=[.A1407]+1" office:value-type="date" office:date-value="2025-10-14" calcext:value-type="date">
            <text:p>1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Novos aprendizados com relação a Teste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style-name="ce2" table:number-columns-repeated="16"/>
          <table:table-cell table:number-columns-repeated="998"/>
        </table:table-row>
        <table:table-row table:style-name="ro5">
          <table:table-cell table:style-name="ce18" table:formula="of:=[.A1408]+1" office:value-type="date" office:date-value="2025-10-15" calcext:value-type="date">
            <text:p>1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5">
          <table:table-cell table:style-name="ce18" table:formula="of:=[.A1409]+1" office:value-type="date" office:date-value="2025-10-16" calcext:value-type="date">
            <text:p>1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gradecer ao Pai por todas as bênçãos que ele sempre proporciona, mesmo perante as adversidade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0]+1" office:value-type="date" office:date-value="2025-10-17" calcext:value-type="date">
            <text:p>1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 recuperação da cirurgia está evoluindo muito be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1]+1" office:value-type="date" office:date-value="2025-10-18" calcext:value-type="date">
            <text:p>1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style-name="ce2" table:number-columns-repeated="16"/>
          <table:table-cell table:number-columns-repeated="998"/>
        </table:table-row>
        <table:table-row table:style-name="ro6">
          <table:table-cell table:style-name="ce18" table:formula="of:=[.A1412]+1" office:value-type="date" office:date-value="2025-10-19" calcext:value-type="date">
            <text:p>1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style-name="ce2" table:number-columns-repeated="16"/>
          <table:table-cell table:number-columns-repeated="998"/>
        </table:table-row>
        <table:table-row table:style-name="ro2">
          <table:table-cell table:style-name="ce18" table:formula="of:=[.A1413]+1" office:value-type="date" office:date-value="2025-10-20" calcext:value-type="date">
            <text:p>2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segui entregar todas as taref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4]+1" office:value-type="date" office:date-value="2025-10-21" calcext:value-type="date">
            <text:p>21/10/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Estou tão cansado, mas, sigo com Fè.</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13">
          <table:table-cell table:style-name="ce18" table:formula="of:=[.A1415]+1" office:value-type="date" office:date-value="2025-10-22" calcext:value-type="date">
            <text:p>22/10/2025</text:p>
          </table:table-cell>
          <table:table-cell table:style-name="ce28" table:number-columns-repeated="4"/>
          <table:table-cell table:style-name="ce28" office:value-type="string" calcext:value-type="string">
            <text:p>X</text:p>
          </table:table-cell>
          <table:table-cell table:style-name="ce42" office:value-type="string" calcext:value-type="string">
            <text:p>Eu tô naquela fase triste, preocupado, enfim.</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style-name="ce2" table:number-columns-repeated="16"/>
          <table:table-cell table:number-columns-repeated="998"/>
        </table:table-row>
        <table:table-row table:style-name="ro6">
          <table:table-cell table:style-name="ce18" table:formula="of:=[.A1416]+1" office:value-type="date" office:date-value="2025-10-23" calcext:value-type="date">
            <text:p>23/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mim e minha família.</text:p>
          </table:table-cell>
          <table:table-cell table:style-name="ce2" table:number-columns-repeated="16"/>
          <table:table-cell table:number-columns-repeated="998"/>
        </table:table-row>
        <table:table-row table:style-name="ro6">
          <table:table-cell table:style-name="ce18" table:formula="of:=[.A1417]+1" office:value-type="date" office:date-value="2025-10-24" calcext:value-type="date">
            <text:p>24/10/2025</text:p>
          </table:table-cell>
          <table:table-cell table:style-name="ce28" office:value-type="string" calcext:value-type="string">
            <text:p>X</text:p>
          </table:table-cell>
          <table:table-cell table:style-name="ce28" table:number-columns-repeated="4"/>
          <table:table-cell table:style-name="ce42" office:value-type="string" calcext:value-type="string">
            <text:p>Mesmo com todos os desafios, estou conseguindo, como sempre, com Deus, evoluir.</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18]+1" office:value-type="date" office:date-value="2025-10-25" calcext:value-type="date">
            <text:p>25/10/2025</text:p>
          </table:table-cell>
          <table:table-cell table:style-name="ce28" office:value-type="string" calcext:value-type="string">
            <text:p>X</text:p>
          </table:table-cell>
          <table:table-cell table:style-name="ce28" table:number-columns-repeated="4"/>
          <table:table-cell table:style-name="ce42" office:value-type="string" calcext:value-type="string">
            <text:p>Café da manhã de homens, irmãos, em oração e meditação nA Palavra e passamos um dia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19]+1" office:value-type="date" office:date-value="2025-10-26" calcext:value-type="date">
            <text:p>26/10/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20]+1" office:value-type="date" office:date-value="2025-10-27" calcext:value-type="date">
            <text:p>27/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13">
          <table:table-cell table:style-name="ce18" table:formula="of:=[.A1421]+1" office:value-type="date" office:date-value="2025-10-28" calcext:value-type="date">
            <text:p>28/10/2025</text:p>
          </table:table-cell>
          <table:table-cell table:style-name="ce28" office:value-type="string" calcext:value-type="string">
            <text:p>X</text:p>
          </table:table-cell>
          <table:table-cell table:style-name="ce28" table:number-columns-repeated="4"/>
          <table:table-cell table:style-name="ce42" office:value-type="string" calcext:value-type="string">
            <text:p>Deus segue abençoando e oportunidades surgin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uma deliciosa canjinha.</text:p>
          </table:table-cell>
          <table:table-cell table:number-columns-repeated="1014"/>
        </table:table-row>
        <table:table-row table:style-name="ro6">
          <table:table-cell table:style-name="ce18" table:formula="of:=[.A1422]+1" office:value-type="date" office:date-value="2025-10-29" calcext:value-type="date">
            <text:p>29/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6">
          <table:table-cell table:style-name="ce18" table:formula="of:=[.A1423]+1" office:value-type="date" office:date-value="2025-10-30" calcext:value-type="date">
            <text:p>30/10/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aminhei bastante.</text:p>
          </table:table-cell>
          <table:table-cell table:number-columns-repeated="1014"/>
        </table:table-row>
        <table:table-row table:style-name="ro2">
          <table:table-cell table:style-name="ce18" table:formula="of:=[.A1424]+1" office:value-type="date" office:date-value="2025-10-31" calcext:value-type="date">
            <text:p>31/10/2025</text:p>
          </table:table-cell>
          <table:table-cell table:style-name="ce28" office:value-type="string" calcext:value-type="string">
            <text:p>X</text:p>
          </table:table-cell>
          <table:table-cell table:style-name="ce28" table:number-columns-repeated="4"/>
          <table:table-cell table:style-name="ce42" office:value-type="string" calcext:value-type="string">
            <text:p>Fui muito bem no process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hambúrguer.</text:p>
          </table:table-cell>
          <table:table-cell table:number-columns-repeated="1014"/>
        </table:table-row>
        <table:table-row table:style-name="ro13">
          <table:table-cell table:style-name="ce18" table:formula="of:=[.A1425]+1" office:value-type="date" office:date-value="2025-11-01" calcext:value-type="date">
            <text:p>0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6]+1" office:value-type="date" office:date-value="2025-11-02" calcext:value-type="date">
            <text:p>0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27]+1" office:value-type="date" office:date-value="2025-11-03" calcext:value-type="date">
            <text:p>0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os poucos vou me firmando, sempre com Deus no controle de tudo, Ele me conduz.</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nsaiei louvores que ministraremos no AWAKE 2025.</text:p>
          </table:table-cell>
          <table:table-cell table:number-columns-repeated="1014"/>
        </table:table-row>
        <table:table-row table:style-name="ro6">
          <table:table-cell table:style-name="ce18" table:formula="of:=[.A1428]+1" office:value-type="date" office:date-value="2025-11-04" calcext:value-type="date">
            <text:p>04/11/2025</text:p>
          </table:table-cell>
          <table:table-cell table:style-name="ce28" table:number-columns-repeated="4"/>
          <table:table-cell table:style-name="ce28" office:value-type="string" calcext:value-type="string">
            <text:p>X</text:p>
          </table:table-cell>
          <table:table-cell table:style-name="ce42" office:value-type="string" calcext:value-type="string">
            <text:p>O cansaço, a falta de ação, têm me entristecido, mas, eu confio no Deus em quem eu crei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29]+1" office:value-type="date" office:date-value="2025-11-05" calcext:value-type="date">
            <text:p>0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0]+1" office:value-type="date" office:date-value="2025-11-06" calcext:value-type="date">
            <text:p>0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1]+1" office:value-type="date" office:date-value="2025-11-07" calcext:value-type="date">
            <text:p>0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creio em Ti, Deus, eu creio no milagr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2]+1" office:value-type="date" office:date-value="2025-11-08" calcext:value-type="date">
            <text:p>0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33]+1" office:value-type="date" office:date-value="2025-11-09" calcext:value-type="date">
            <text:p>0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Um 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6">
          <table:table-cell table:style-name="ce18" table:formula="of:=[.A1434]+1" office:value-type="date" office:date-value="2025-11-10" calcext:value-type="date">
            <text:p>1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rimeiro dia de AWAKE 2025 e recebemos fortes palavras de bênçãos e avivament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13">
          <table:table-cell table:style-name="ce18" table:formula="of:=[.A1435]+1" office:value-type="date" office:date-value="2025-11-11" calcext:value-type="date">
            <text:p>1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Eu sei que Deus vai realizar o milagre que eu tanto esper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8">
          <table:table-cell table:style-name="ce21" table:formula="of:=[.A1436]+1" office:value-type="date" office:date-value="2025-11-12" calcext:value-type="date">
            <text:p>12/11/2025</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11 anos de minha filha Eduarda, louvamos no terceiro dia de AWAKE e… O Senhor me concedeu o milagre que eu tanto esperava.</text:p>
          </table:table-cell>
          <table:table-cell table:style-name="ce49" office:value-type="string" calcext:value-type="string">
            <text:p>Com alegria e paz.</text:p>
          </table:table-cell>
          <table:table-cell table:number-columns-repeated="2" table:style-name="ce49" office:value-type="string" calcext:value-type="string">
            <text:p>-</text:p>
          </table:table-cell>
          <table:table-cell table:number-columns-repeated="1014"/>
        </table:table-row>
        <table:table-row table:style-name="ro6">
          <table:table-cell table:style-name="ce18" table:formula="of:=[.A1437]+1" office:value-type="date" office:date-value="2025-11-13" calcext:value-type="date">
            <text:p>1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38]+1" office:value-type="date" office:date-value="2025-11-14" calcext:value-type="date">
            <text:p>14/11/2025</text:p>
          </table:table-cell>
          <table:table-cell table:style-name="ce28" office:value-type="string" calcext:value-type="string">
            <text:p>X</text:p>
          </table:table-cell>
          <table:table-cell table:style-name="ce28" table:number-columns-repeated="4"/>
          <table:table-cell table:style-name="ce42" office:value-type="string" calcext:value-type="string">
            <text:p>A gratidão por tudo o que o nosso Deus tem derramado de mais bênçãos em nossas vida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Orei e louvei na igreja.</text:p>
          </table:table-cell>
          <table:table-cell table:number-columns-repeated="1014"/>
        </table:table-row>
        <table:table-row table:style-name="ro13">
          <table:table-cell table:style-name="ce18" table:formula="of:=[.A1439]+1" office:value-type="date" office:date-value="2025-11-15" calcext:value-type="date">
            <text:p>1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ivertido e muito abençoad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40]+1" office:value-type="date" office:date-value="2025-11-16" calcext:value-type="date">
            <text:p>1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41]+1" office:value-type="date" office:date-value="2025-11-17" calcext:value-type="date">
            <text:p>1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PG e muita oraçã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2">
          <table:table-cell table:style-name="ce18" table:formula="of:=[.A1442]+1" office:value-type="date" office:date-value="2025-11-18" calcext:value-type="date">
            <text:p>1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canelone.</text:p>
          </table:table-cell>
          <table:table-cell table:number-columns-repeated="1014"/>
        </table:table-row>
        <table:table-row table:style-name="ro13">
          <table:table-cell table:style-name="ce18" table:formula="of:=[.A1443]+1" office:value-type="date" office:date-value="2025-11-19" calcext:value-type="date">
            <text:p>1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Louvei no culto “Sobre A Mesa” e também no culto da noi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44]+1" office:value-type="date" office:date-value="2025-11-20" calcext:value-type="date">
            <text:p>2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eriado, 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2">
          <table:table-cell table:style-name="ce18" table:formula="of:=[.A1445]+1" office:value-type="date" office:date-value="2025-11-21" calcext:value-type="date">
            <text:p>21/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46]+1" office:value-type="date" office:date-value="2025-11-22" calcext:value-type="date">
            <text:p>22/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47]+1" office:value-type="date" office:date-value="2025-11-23" calcext:value-type="date">
            <text:p>23/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18" table:formula="of:=[.A1448]+1" office:value-type="date" office:date-value="2025-11-24" calcext:value-type="date">
            <text:p>24/11/2025</text:p>
          </table:table-cell>
          <table:table-cell table:style-name="ce28"/>
          <table:table-cell table:style-name="ce28" office:value-type="string" calcext:value-type="string">
            <text:p>X</text:p>
          </table:table-cell>
          <table:table-cell table:style-name="ce28" table:number-columns-repeated="2"/>
          <table:table-cell table:style-name="ce28" office:value-type="string" calcext:value-type="string">
            <text:p>X</text:p>
          </table:table-cell>
          <table:table-cell table:style-name="ce42" office:value-type="string" calcext:value-type="string">
            <text:p>Dia cansativo, me fizeram de bobo no hospital, não retiraram o fio do meu dedo, estão me enrolando.</text:p>
          </table:table-cell>
          <table:table-cell table:number-columns-repeated="2" table:style-name="ce43" office:value-type="string" calcext:value-type="string">
            <text:p>-</text:p>
          </table:table-cell>
          <table:table-cell table:style-name="ce43" office:value-type="string" calcext:value-type="string">
            <text:p>PG.</text:p>
          </table:table-cell>
          <table:table-cell table:number-columns-repeated="1014"/>
        </table:table-row>
        <table:table-row table:style-name="ro2">
          <table:table-cell table:style-name="ce18" table:formula="of:=[.A1449]+1" office:value-type="date" office:date-value="2025-11-25" calcext:value-type="date">
            <text:p>25/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de férias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0]+1" office:value-type="date" office:date-value="2025-11-26" calcext:value-type="date">
            <text:p>26/11/2025</text:p>
          </table:table-cell>
          <table:table-cell table:style-name="ce28" office:value-type="string" calcext:value-type="string">
            <text:p>X</text:p>
          </table:table-cell>
          <table:table-cell table:style-name="ce28" table:number-columns-repeated="4"/>
          <table:table-cell table:style-name="ce42" office:value-type="string" calcext:value-type="string">
            <text:p>Tirou-se o pino do meu dedo, graças a De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2">
          <table:table-cell table:style-name="ce18" table:formula="of:=[.A1451]+1" office:value-type="date" office:date-value="2025-11-27" calcext:value-type="date">
            <text:p>27/11/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eei com minha espos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2]+1" office:value-type="date" office:date-value="2025-11-28" calcext:value-type="date">
            <text:p>28/11/2025</text:p>
          </table:table-cell>
          <table:table-cell table:style-name="ce28" office:value-type="string" calcext:value-type="string">
            <text:p>X</text:p>
          </table:table-cell>
          <table:table-cell table:style-name="ce28" table:number-columns-repeated="4"/>
          <table:table-cell table:style-name="ce42" office:value-type="string" calcext:value-type="string">
            <text:p>Férias no fim, preparando os próximos pass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6">
          <table:table-cell table:style-name="ce18" table:formula="of:=[.A1453]+1" office:value-type="date" office:date-value="2025-11-29" calcext:value-type="date">
            <text:p>29/11/2025</text:p>
          </table:table-cell>
          <table:table-cell table:style-name="ce28" office:value-type="string" calcext:value-type="string">
            <text:p>X</text:p>
          </table:table-cell>
          <table:table-cell table:style-name="ce28" table:number-columns-repeated="4"/>
          <table:table-cell table:style-name="ce42" office:value-type="string" calcext:value-type="string">
            <text:p>Confraternização dos voluntários da nossa congregação, um momento muito abençoa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bastante.</text:p>
          </table:table-cell>
          <table:table-cell table:number-columns-repeated="1014"/>
        </table:table-row>
        <table:table-row table:style-name="ro13">
          <table:table-cell table:style-name="ce18" table:formula="of:=[.A1454]+1" office:value-type="date" office:date-value="2025-11-30" calcext:value-type="date">
            <text:p>30/11/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55]+1" office:value-type="date" office:date-value="2025-12-01" calcext:value-type="date">
            <text:p>0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 dia em férias, preparativos para os próximos passos, cheio de Fé e alegria em Deus,</text:p>
          </table:table-cell>
          <table:table-cell table:number-columns-repeated="2" table:style-name="ce43" office:value-type="string" calcext:value-type="string">
            <text:p>-</text:p>
          </table:table-cell>
          <table:table-cell table:style-name="ce43" office:value-type="string" calcext:value-type="string">
            <text:p>Fui ao PG.</text:p>
          </table:table-cell>
          <table:table-cell table:number-columns-repeated="1014"/>
        </table:table-row>
        <table:table-row table:style-name="ro9">
          <table:table-cell table:style-name="ce21" table:formula="of:=[.A1456]+1" office:value-type="date" office:date-value="2025-12-02" calcext:value-type="date">
            <text:p>02/12/2025</text:p>
          </table:table-cell>
          <table:table-cell table:style-name="ce37" office:value-type="string" calcext:value-type="string">
            <text:p>X</text:p>
          </table:table-cell>
          <table:table-cell table:style-name="ce37" table:number-columns-repeated="3"/>
          <table:table-cell table:style-name="ce37" office:value-type="string" calcext:value-type="string">
            <text:p>X</text:p>
          </table:table-cell>
          <table:table-cell table:style-name="ce49" office:value-type="string" calcext:value-type="string">
            <text:p>Dia misto, de alegria e tristeza. Alegria pela formatura de minha filha no ensino fundamental 1, com a presença de família e amigos amados. Tristeza por ter que solicitar meu desligamento na XP.</text:p>
          </table:table-cell>
          <table:table-cell table:number-columns-repeated="2" table:style-name="ce49" office:value-type="string" calcext:value-type="string">
            <text:p>-</text:p>
          </table:table-cell>
          <table:table-cell table:style-name="ce49" office:value-type="string" calcext:value-type="string">
            <text:p>Me permiti seguir em frente.</text:p>
          </table:table-cell>
          <table:table-cell table:number-columns-repeated="1014"/>
        </table:table-row>
        <table:table-row table:style-name="ro7">
          <table:table-cell table:style-name="ce18" table:formula="of:=[.A1457]+1" office:value-type="date" office:date-value="2025-12-03" calcext:value-type="date">
            <text:p>03/12/2025</text:p>
          </table:table-cell>
          <table:table-cell table:style-name="ce28" office:value-type="string" calcext:value-type="string">
            <text:p>X</text:p>
          </table:table-cell>
          <table:table-cell table:style-name="ce28" table:number-columns-repeated="3"/>
          <table:table-cell table:style-name="ce28" office:value-type="string" calcext:value-type="string">
            <text:p>X</text:p>
          </table:table-cell>
          <table:table-cell table:style-name="ce42" office:value-type="string" calcext:value-type="string">
            <text:p>Dia do meu desligamento na XP. A frieza com que fui tratado, foi imensa. Mais uma vez, eu aprendo da pior forma que o ambiente profissional, naturalmente, não é um ambiente onde as pessoas se importam com as demais.</text:p>
          </table:table-cell>
          <table:table-cell table:number-columns-repeated="2"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5">
          <table:table-cell table:style-name="ce18" table:formula="of:=[.A1458]+1" office:value-type="date" office:date-value="2025-12-04" calcext:value-type="date">
            <text:p>0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5">
          <table:table-cell table:style-name="ce18" table:formula="of:=[.A1459]+1" office:value-type="date" office:date-value="2025-12-05" calcext:value-type="date">
            <text:p>0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ranquilidade e os preparativos para deixar minhas coisas organizadas pra, em breve, iniciar minha nova oportunidade de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Estudei bastante.</text:p>
          </table:table-cell>
          <table:table-cell table:number-columns-repeated="1014"/>
        </table:table-row>
        <table:table-row table:style-name="ro13">
          <table:table-cell table:style-name="ce18" table:formula="of:=[.A1460]+1" office:value-type="date" office:date-value="2025-12-06" calcext:value-type="date">
            <text:p>0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em família, abençoado e tranquil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i um passeio com minha filha.</text:p>
          </table:table-cell>
          <table:table-cell table:number-columns-repeated="1014"/>
        </table:table-row>
        <table:table-row table:style-name="ro13">
          <table:table-cell table:style-name="ce18" table:formula="of:=[.A1461]+1" office:value-type="date" office:date-value="2025-12-07" calcext:value-type="date">
            <text:p>0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2]+1" office:value-type="date" office:date-value="2025-12-08" calcext:value-type="date">
            <text:p>0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rticipamos da Confraternização da igreja, S.Famílias, e minha esposa foi reconhecid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nfraternização da Igreja.</text:p>
          </table:table-cell>
          <table:table-cell table:number-columns-repeated="1014"/>
        </table:table-row>
        <table:table-row table:style-name="ro6">
          <table:table-cell table:style-name="ce18" table:formula="of:=[.A1463]+1" office:value-type="date" office:date-value="2025-12-09" calcext:value-type="date">
            <text:p>0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4]+1" office:value-type="date" office:date-value="2025-12-10" calcext:value-type="date">
            <text:p>1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6">
          <table:table-cell table:style-name="ce18" table:formula="of:=[.A1465]+1" office:value-type="date" office:date-value="2025-12-11" calcext:value-type="date">
            <text:p>1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rrumei coisinhas aqui em casa.</text:p>
          </table:table-cell>
          <table:table-cell table:number-columns-repeated="1014"/>
        </table:table-row>
        <table:table-row table:style-name="ro6">
          <table:table-cell table:style-name="ce18" table:formula="of:=[.A1466]+1" office:value-type="date" office:date-value="2025-12-12" calcext:value-type="date">
            <text:p>1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Últimos dias de descanso, antes do recomeço da minha nova história.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solvi coisas fora de casa.</text:p>
          </table:table-cell>
          <table:table-cell table:number-columns-repeated="1014"/>
        </table:table-row>
        <table:table-row table:style-name="ro13">
          <table:table-cell table:style-name="ce18" table:formula="of:=[.A1467]+1" office:value-type="date" office:date-value="2025-12-13" calcext:value-type="date">
            <text:p>1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espetinho à parmegiana.</text:p>
          </table:table-cell>
          <table:table-cell table:number-columns-repeated="1014"/>
        </table:table-row>
        <table:table-row table:style-name="ro13">
          <table:table-cell table:style-name="ce18" table:formula="of:=[.A1468]+1" office:value-type="date" office:date-value="2025-12-14" calcext:value-type="date">
            <text:p>1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Louvei e orei na igreja.</text:p>
          </table:table-cell>
          <table:table-cell table:number-columns-repeated="1014"/>
        </table:table-row>
        <table:table-row table:style-name="ro6">
          <table:table-cell table:style-name="ce21" table:formula="of:=[.A1469]+1" office:value-type="date" office:date-value="2025-12-15" calcext:value-type="date">
            <text:p>15/12/2025</text:p>
          </table:table-cell>
          <table:table-cell table:style-name="ce37" office:value-type="string" calcext:value-type="string">
            <text:p>X</text:p>
          </table:table-cell>
          <table:table-cell table:style-name="ce37" table:number-columns-repeated="4"/>
          <table:table-cell table:style-name="ce49" office:value-type="string" calcext:value-type="string">
            <text:p>Primeiro dia da nova oportunidade que O Senhor tem pra mim, na Stone.</text:p>
          </table:table-cell>
          <table:table-cell table:style-name="ce49" office:value-type="string" calcext:value-type="string">
            <text:p>Com alegria e paz.</text:p>
          </table:table-cell>
          <table:table-cell table:style-name="ce49" office:value-type="string" calcext:value-type="string">
            <text:p>-</text:p>
          </table:table-cell>
          <table:table-cell table:style-name="ce49" office:value-type="string" calcext:value-type="string">
            <text:p>Li um pouco antes de dormir.</text:p>
          </table:table-cell>
          <table:table-cell table:number-columns-repeated="1014"/>
        </table:table-row>
        <table:table-row table:style-name="ro6">
          <table:table-cell table:style-name="ce18" table:formula="of:=[.A1470]+1" office:value-type="date" office:date-value="2025-12-16" calcext:value-type="date">
            <text:p>1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nd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ara a noite de Ação de Graças do nosso PG.</text:p>
          </table:table-cell>
          <table:table-cell table:number-columns-repeated="1014"/>
        </table:table-row>
        <table:table-row table:style-name="ro6">
          <table:table-cell table:style-name="ce18" table:formula="of:=[.A1471]+1" office:value-type="date" office:date-value="2025-12-17" calcext:value-type="date">
            <text:p>1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Terceiro dia da nova oportunidade que O Senhor tem pra mim, na Ston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No culto “Sobre A Mesa” ministrei louvores.</text:p>
          </table:table-cell>
          <table:table-cell table:number-columns-repeated="1014"/>
        </table:table-row>
        <table:table-row table:style-name="ro6">
          <table:table-cell table:style-name="ce18" table:formula="of:=[.A1472]+1" office:value-type="date" office:date-value="2025-12-18" calcext:value-type="date">
            <text:p>1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Quarto di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3]+1" office:value-type="date" office:date-value="2025-12-19" calcext:value-type="date">
            <text:p>1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Uma semana inteira da nova oportunidade que O Senhor tem pra mim, na Stone.</text:p>
          </table:table-cell>
          <table:table-cell table:style-name="ce43" office:value-type="string" calcext:value-type="string">
            <text:p>Com alegria e paz.</text:p>
          </table:table-cell>
          <table:table-cell table:number-columns-repeated="2" table:style-name="ce43" office:value-type="string" calcext:value-type="string">
            <text:p>-</text:p>
          </table:table-cell>
          <table:table-cell table:number-columns-repeated="1014"/>
        </table:table-row>
        <table:table-row table:style-name="ro6">
          <table:table-cell table:style-name="ce18" table:formula="of:=[.A1474]+1" office:value-type="date" office:date-value="2025-12-20" calcext:value-type="date">
            <text:p>2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nsaio final na igreja para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sonho de padaria.</text:p>
          </table:table-cell>
          <table:table-cell table:number-columns-repeated="1014"/>
        </table:table-row>
        <table:table-row table:style-name="ro6">
          <table:table-cell table:style-name="ce18" table:formula="of:=[.A1475]+1" office:value-type="date" office:date-value="2025-12-21" calcext:value-type="date">
            <text:p>2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Realizamos a Cantata de Natal 2025. Glórias ao Rei, Cristo Jesus. Amém!</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zinhei pra nossa família.</text:p>
          </table:table-cell>
          <table:table-cell table:number-columns-repeated="1014"/>
        </table:table-row>
        <table:table-row table:style-name="ro7">
          <table:table-cell table:style-name="ce18" table:formula="of:=[.A1476]+1" office:value-type="date" office:date-value="2025-12-22" calcext:value-type="date">
            <text:p>22/12/2025</text:p>
          </table:table-cell>
          <table:table-cell table:style-name="ce28" office:value-type="string" calcext:value-type="string">
            <text:p>X</text:p>
          </table:table-cell>
          <table:table-cell table:style-name="ce28" table:number-columns-repeated="4"/>
          <table:table-cell table:style-name="ce42" office:value-type="string" calcext:value-type="string">
            <text:p>Mais uma semana que se inicia na nova oportunidade de trabalho que O Senhor me proporcionou na Stone. Eu tenho muita Fé que, em tempo, tudo vai se ajustar e eu conseguirei ser muito bem-sucedid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pastel.</text:p>
          </table:table-cell>
          <table:table-cell table:number-columns-repeated="1014"/>
        </table:table-row>
        <table:table-row table:style-name="ro13">
          <table:table-cell table:style-name="ce18" table:formula="of:=[.A1477]+1" office:value-type="date" office:date-value="2025-12-23" calcext:value-type="date">
            <text:p>23/12/2025</text:p>
          </table:table-cell>
          <table:table-cell table:style-name="ce28" office:value-type="string" calcext:value-type="string">
            <text:p>X</text:p>
          </table:table-cell>
          <table:table-cell table:style-name="ce28" table:number-columns-repeated="4"/>
          <table:table-cell table:style-name="ce42" office:value-type="string" calcext:value-type="string">
            <text:p>Seguindo todas as demandas e buscando me dedicar.</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Retomando a alimentação aos poucos.</text:p>
          </table:table-cell>
          <table:table-cell table:number-columns-repeated="1014"/>
        </table:table-row>
        <table:table-row table:style-name="ro6">
          <table:table-cell table:style-name="ce18" table:formula="of:=[.A1478]+1" office:value-type="date" office:date-value="2025-12-24" calcext:value-type="date">
            <text:p>24/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6">
          <table:table-cell table:style-name="ce18" table:formula="of:=[.A1479]+1" office:value-type="date" office:date-value="2025-12-25" calcext:value-type="date">
            <text:p>25/12/2025</text:p>
          </table:table-cell>
          <table:table-cell table:style-name="ce28" office:value-type="string" calcext:value-type="string">
            <text:p>X</text:p>
          </table:table-cell>
          <table:table-cell table:style-name="ce28" table:number-columns-repeated="4"/>
          <table:table-cell table:style-name="ce42" office:value-type="string" calcext:value-type="string">
            <text:p>Natal em família, comemorar o nascimento do nosso Senhor e Salvador, Cristo Jesu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13">
          <table:table-cell table:style-name="ce18" table:formula="of:=[.A1480]+1" office:value-type="date" office:date-value="2025-12-26" calcext:value-type="date">
            <text:p>26/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Descansei ao longo do dia.</text:p>
          </table:table-cell>
          <table:table-cell table:number-columns-repeated="1014"/>
        </table:table-row>
        <table:table-row table:style-name="ro5">
          <table:table-cell table:style-name="ce18" table:formula="of:=[.A1481]+1" office:value-type="date" office:date-value="2025-12-27" calcext:value-type="date">
            <text:p>27/12/2025</text:p>
          </table:table-cell>
          <table:table-cell table:style-name="ce28" office:value-type="string" calcext:value-type="string">
            <text:p>X</text:p>
          </table:table-cell>
          <table:table-cell table:style-name="ce28" table:number-columns-repeated="4"/>
          <table:table-cell table:style-name="ce42" office:value-type="string" calcext:value-type="string">
            <text:p>Passamos o dia com irmãos amigos queridos, comemoramos o aniversário da Ariely e nos divertimos bastante.</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brigadeiro.</text:p>
          </table:table-cell>
          <table:table-cell table:number-columns-repeated="1014"/>
        </table:table-row>
        <table:table-row table:style-name="ro13">
          <table:table-cell table:style-name="ce18" table:formula="of:=[.A1482]+1" office:value-type="date" office:date-value="2025-12-28" calcext:value-type="date">
            <text:p>28/12/2025</text:p>
          </table:table-cell>
          <table:table-cell table:style-name="ce28" office:value-type="string" calcext:value-type="string">
            <text:p>X</text:p>
          </table:table-cell>
          <table:table-cell table:style-name="ce28" table:number-columns-repeated="4"/>
          <table:table-cell table:style-name="ce42" office:value-type="string" calcext:value-type="string">
            <text:p>Dia abençoado e tranquil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Comi a comida deliciosa de minha mãe.</text:p>
          </table:table-cell>
          <table:table-cell table:number-columns-repeated="1014"/>
        </table:table-row>
        <table:table-row table:style-name="ro13">
          <table:table-cell table:style-name="ce18" table:formula="of:=[.A1483]+1" office:value-type="date" office:date-value="2025-12-29" calcext:value-type="date">
            <text:p>29/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ssisti filme.</text:p>
          </table:table-cell>
          <table:table-cell table:number-columns-repeated="1014"/>
        </table:table-row>
        <table:table-row table:style-name="ro13">
          <table:table-cell table:style-name="ce18" table:formula="of:=[.A1484]+1" office:value-type="date" office:date-value="2025-12-30" calcext:value-type="date">
            <text:p>30/12/2025</text:p>
          </table:table-cell>
          <table:table-cell table:style-name="ce28" office:value-type="string" calcext:value-type="string">
            <text:p>X</text:p>
          </table:table-cell>
          <table:table-cell table:style-name="ce28" table:number-columns-repeated="4"/>
          <table:table-cell table:style-name="ce42" office:value-type="string" calcext:value-type="string">
            <text:p>Estudos, aprendizados e ricas interações no trabalho.</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Ajudei meus pais com os preparativos para a virada de ano.</text:p>
          </table:table-cell>
          <table:table-cell table:number-columns-repeated="1014"/>
        </table:table-row>
        <table:table-row table:style-name="ro2">
          <table:table-cell table:style-name="ce18" table:formula="of:=[.A1485]+1" office:value-type="date" office:date-value="2025-12-31" calcext:value-type="date">
            <text:p>31/12/2025</text:p>
          </table:table-cell>
          <table:table-cell table:style-name="ce28" office:value-type="string" calcext:value-type="string">
            <text:p>X</text:p>
          </table:table-cell>
          <table:table-cell table:style-name="ce28" table:number-columns-repeated="4"/>
          <table:table-cell table:style-name="ce42" office:value-type="string" calcext:value-type="string">
            <text:p>Virada do ano, em família.</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Ministrei louvores na igreja.</text:p>
          </table:table-cell>
          <table:table-cell table:number-columns-repeated="1014"/>
        </table:table-row>
        <table:table-row table:style-name="ro13">
          <table:table-cell table:style-name="ce18" table:formula="of:=[.A1486]+1" office:value-type="date" office:date-value="2026-01-01" calcext:value-type="date">
            <text:p>01/01/2026</text:p>
          </table:table-cell>
          <table:table-cell table:style-name="ce28" office:value-type="string" calcext:value-type="string">
            <text:p>X</text:p>
          </table:table-cell>
          <table:table-cell table:style-name="ce28" table:number-columns-repeated="4"/>
          <table:table-cell table:style-name="ce42" office:value-type="string" calcext:value-type="string">
            <text:p>Abençoado dia em família e com irmãos amigos queridos.</text:p>
          </table:table-cell>
          <table:table-cell table:style-name="ce43" office:value-type="string" calcext:value-type="string">
            <text:p>Com alegria e paz.</text:p>
          </table:table-cell>
          <table:table-cell table:style-name="ce43" office:value-type="string" calcext:value-type="string">
            <text:p>-</text:p>
          </table:table-cell>
          <table:table-cell table:style-name="ce43" office:value-type="string" calcext:value-type="string">
            <text:p>Fiz e comi churrasco.</text:p>
          </table:table-cell>
          <table:table-cell table:number-columns-repeated="1014"/>
        </table:table-row>
        <table:table-row table:style-name="ro3" table:number-rows-repeated="1047088">
          <table:table-cell table:number-columns-repeated="1024"/>
        </table:table-row>
        <table:table-row table:style-name="ro3">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6-01-01">00/00/0000</text:date>, <text:time style:data-style-name="N2" text:time-value="21:39:19.642159049">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6-01-01T21:40:20.589291004</dc:date>
    <meta:editing-duration>P1DT14H19M46S</meta:editing-duration>
    <meta:editing-cycles>1472</meta:editing-cycles>
    <meta:document-statistic meta:table-count="1" meta:cell-count="8943" meta:object-count="0"/>
  </office:meta>
</office:document-meta>
</file>